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C7000000C746F6A4B6FBFA8006.png" manifest:media-type="image/png"/>
  <manifest:file-entry manifest:full-path="Pictures/100002010000022A00000201AD3CAD0462093D78.png" manifest:media-type="image/png"/>
  <manifest:file-entry manifest:full-path="Pictures/1000000000000898000006722EA9BA5A047F78AB.jpg" manifest:media-type="image/jpeg"/>
  <manifest:file-entry manifest:full-path="Pictures/10000000000007030000000D02EEE467E213D646.png" manifest:media-type="image/png"/>
  <manifest:file-entry manifest:full-path="Pictures/10000201000000C7000000C7970FB15C81667CAA.png" manifest:media-type="image/png"/>
  <manifest:file-entry manifest:full-path="Pictures/10000000000002DC00000145B5D4014CF9BA0D0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utura T OT1" svg:font-family="'Futura T OT'"/>
    <style:font-face style:name="Futura T OT Light1" svg:font-family="'Futura T OT Light'"/>
    <style:font-face style:name="Courier New" svg:font-family="'Courier New'" style:font-family-generic="modern" style:font-pitch="fixed"/>
    <style:font-face style:name="Comfortaa" svg:font-family="Comfortaa" style:font-adornments="Běžné" style:font-pitch="variable"/>
    <style:font-face style:name="Wingdings" svg:font-family="Wingdings" style:font-pitch="variable"/>
    <style:font-face style:name="Futura T OT" svg:font-family="'Futura T OT'" style:font-family-generic="modern" style:font-pitch="variable"/>
    <style:font-face style:name="Futura T OT Light" svg:font-family="'Futura T OT Light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Knižní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Výchozí_5f_1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 style:list-style-name="L7">
      <style:graphic-properties draw:stroke="none" draw:fill="none" fo:min-height="9.568cm"/>
    </style:style>
    <style:style style:name="pr1" style:family="presentation" style:parent-style-name="Výchozí-title">
      <style:graphic-properties draw:stroke="none" svg:stroke-width="0cm" draw:fill="none" draw:textarea-vertical-align="top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2" style:family="presentation" style:parent-style-name="Výchozí-subtitle">
      <style:graphic-properties draw:stroke="none" svg:stroke-width="0cm" draw:fill="none" draw:fill-color="#ffffff" draw:textarea-vertical-align="top" draw:auto-grow-height="false" draw:fit-to-size="shrink-to-fit" style:shrink-to-fit="true" fo:min-height="11.049cm" fo:padding-top="0.127cm" fo:padding-bottom="0.127cm" fo:padding-left="0.254cm" fo:padding-right="0.254cm" fo:wrap-option="wrap"/>
    </style:style>
    <style:style style:name="pr3" style:family="presentation" style:parent-style-name="Výchozí-notes">
      <style:graphic-properties draw:fill-color="#ffffff" draw:auto-grow-height="true" fo:min-height="13.364cm"/>
    </style:style>
    <style:style style:name="pr4" style:family="presentation" style:parent-style-name="Výchozí-outline1" style:list-style-name="L2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5" style:family="presentation" style:parent-style-name="Výchozí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6" style:family="presentation" style:parent-style-name="Výchozí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7" style:family="presentation" style:parent-style-name="Výchozí-outline1" style:list-style-name="L2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8" style:family="presentation" style:parent-style-name="Výchozí-outline1" style:list-style-name="L2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9" style:family="presentation" style:parent-style-name="Výchozí-outline1" style:list-style-name="L2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10" style:family="presentation" style:parent-style-name="Výchozí-outline1" style:list-style-name="L2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11" style:family="presentation" style:parent-style-name="Výchozí-outline1" style:list-style-name="L2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12" style:family="presentation" style:parent-style-name="Výchozí-outline1" style:list-style-name="L2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13" style:family="presentation" style:parent-style-name="Výchozí-outline1" style:list-style-name="L2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14" style:family="presentation" style:parent-style-name="Výchozí-outline1" style:list-style-name="L2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15" style:family="presentation" style:parent-style-name="Výchozí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16" style:family="presentation" style:parent-style-name="Výchozí-backgroundobjects" style:list-style-name="L5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.212cm" fo:line-height="100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3" style:family="paragraph">
      <style:paragraph-properties fo:margin-left="0cm" fo:margin-right="0cm" fo:margin-top="0.127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style:paragraph-properties fo:margin-left="0cm" fo:margin-right="0cm" fo:margin-top="0.113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6" style:family="paragraph">
      <loext:graphic-properties draw:fill-color="#ffffff"/>
    </style:style>
    <style:style style:name="P7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hyphenate="false"/>
    </style:style>
    <style:style style:name="P8" style:family="paragraph"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hyphenate="false"/>
    </style:style>
    <style:style style:name="P9" style:family="paragraph">
      <style:paragraph-properties fo:margin-left="0cm" fo:margin-right="0cm" fo:margin-top="0.423cm" fo:margin-bottom="0cm" fo:line-height="100%" fo:text-align="start" fo:text-indent="0cm" style:punctuation-wrap="hanging" style:writing-mode="lr-tb"/>
      <style:text-properties fo:hyphenate="false"/>
    </style:style>
    <style:style style:name="P10" style:family="paragraph">
      <style:paragraph-properties fo:margin-left="0cm" fo:margin-right="0cm" fo:margin-top="0.212cm" fo:margin-bottom="0cm" fo:line-height="100%" fo:text-align="start" fo:text-indent="0cm" style:punctuation-wrap="hanging" style:writing-mode="lr-tb"/>
      <style:text-properties fo:hyphenate="false"/>
    </style:style>
    <style:style style:name="P11" style:family="paragraph">
      <style:paragraph-properties fo:margin-left="0cm" fo:margin-right="0cm" fo:margin-top="0.113cm" fo:margin-bottom="0.212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pt" style:font-size-asian="14pt" style:font-size-complex="14pt" fo:hyphenate="false"/>
    </style:style>
    <style:style style:name="P14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P1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16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7" style:family="paragraph">
      <style:paragraph-properties fo:margin-top="0.2cm" fo:margin-bottom="0cm" fo:line-height="100%" fo:text-align="start" style:punctuation-wrap="hanging" style:writing-mode="lr-tb"/>
      <style:text-properties fo:hyphenate="false"/>
    </style:style>
    <style:style style:name="P18" style:family="paragraph">
      <style:paragraph-properties fo:margin-top="0.1cm" fo:margin-bottom="0cm" fo:line-height="100%" fo:text-align="start" style:punctuation-wrap="hanging" style:writing-mode="lr-tb"/>
      <style:text-properties fo:hyphenate="false"/>
    </style:style>
    <style:style style:name="P19" style:family="paragraph">
      <style:paragraph-properties fo:margin-left="1.27cm" fo:margin-right="0cm" fo:margin-top="0.423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20" style:family="paragraph">
      <style:paragraph-properties fo:margin-left="1.27cm" fo:margin-right="0cm" fo:margin-top="0.7cm" fo:margin-bottom="0.3cm" fo:line-height="100%" fo:text-align="center" fo:text-indent="0cm">
        <style:tab-stops>
          <style:tab-stop style:position="0cm"/>
        </style:tab-stops>
      </style:paragraph-properties>
    </style:style>
    <style:style style:name="P21" style:family="paragraph">
      <style:paragraph-properties fo:margin-left="0cm" fo:margin-right="0cm" fo:margin-top="0.42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2" style:family="paragraph">
      <style:paragraph-properties fo:margin-left="0cm" fo:margin-right="0cm" fo:margin-top="0.127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3" style:family="paragraph">
      <style:paragraph-properties fo:margin-left="0cm" fo:margin-right="0cm" fo:margin-top="0.15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4" style:family="paragraph">
      <style:paragraph-properties fo:margin-left="1.27cm" fo:margin-right="0cm" fo:margin-top="0.127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25" style:family="paragraph">
      <style:paragraph-properties fo:margin-left="0cm" fo:margin-right="0cm" fo:margin-top="0.63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6" style:family="paragraph">
      <style:paragraph-properties fo:margin-left="1.27cm" fo:margin-right="0cm" fo:margin-top="0.635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27" style:family="paragraph">
      <style:paragraph-properties fo:margin-left="1.27cm" fo:margin-right="0cm" fo:margin-top="0.152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28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hyphenate="false"/>
    </style:style>
    <style:style style:name="P29" style:family="paragraph">
      <style:paragraph-properties fo:margin-left="1.27cm" fo:margin-right="0cm" fo:margin-top="0.113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30" style:family="paragraph">
      <style:paragraph-properties fo:margin-left="0cm" fo:margin-right="0cm" fo:margin-top="0.635cm" fo:margin-bottom="0.212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1" style:family="paragraph">
      <style:paragraph-properties fo:margin-left="0cm" fo:margin-right="0cm" fo:margin-top="0.9cm" fo:margin-bottom="0.21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2" style:family="paragraph">
      <style:paragraph-properties fo:margin-left="0cm" fo:margin-right="0cm" fo:margin-top="0.7cm" fo:margin-bottom="0.21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3" style:family="paragraph">
      <style:paragraph-properties fo:margin-top="0.3cm" fo:margin-bottom="0cm" fo:line-height="100%" fo:text-align="start" style:punctuation-wrap="hanging" style:writing-mode="lr-tb"/>
      <style:text-properties fo:hyphenate="false"/>
    </style:style>
    <style:style style:name="P34" style:family="paragraph"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hyphenate="false"/>
    </style:style>
    <style:style style:name="P35" style:family="paragraph"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hyphenate="false"/>
    </style:style>
    <style:style style:name="P36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0pt" style:font-size-asian="14pt" style:font-size-complex="14pt" fo:hyphenate="false"/>
    </style:style>
    <style:style style:name="P3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38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39" style:family="paragraph">
      <loext:graphic-properties draw:fill-color="#ffffff"/>
      <style:text-properties fo:font-size="28.1000003814697pt"/>
    </style:style>
    <style:style style:name="P40" style:family="paragraph">
      <style:paragraph-properties fo:margin-top="0.3cm" fo:margin-bottom="0cm"/>
    </style:style>
    <style:style style:name="P41" style:family="paragraph">
      <loext:graphic-properties draw:fill="none"/>
      <style:paragraph-properties fo:margin-top="0.3cm" fo:margin-bottom="0cm"/>
      <style:text-properties fo:font-size="24pt" style:font-size-asian="24pt" style:font-size-complex="24pt"/>
    </style:style>
    <style:style style:name="T1" style:family="text">
      <style:text-properties fo:text-transform="uppercase" fo:color="#303030" style:text-line-through-style="none" style:text-line-through-type="none" style:text-position="0% 100%" style:font-name="Futura T OT Light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text-transform="uppercase" fo:color="#303030" style:text-line-through-style="none" style:text-line-through-type="none" style:text-position="0% 100%" style:font-name="Futura T OT Light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font-variant="normal" fo:text-transform="none" fo:color="#303030" style:text-line-through-style="none" style:text-line-through-type="none" style:text-position="0% 100%" style:font-name="Futura T OT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4" style:family="text">
      <style:text-properties fo:font-variant="normal" fo:text-transform="none" fo:color="#303030" style:text-line-through-style="none" style:text-line-through-type="none" style:text-position="0% 100%" style:font-name="Futura T OT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5" style:family="text">
      <style:text-properties fo:font-variant="normal" fo:text-transform="none" fo:color="#303030" style:text-line-through-style="none" style:text-line-through-type="none" style:text-position="0% 100%" style:font-name="Futura T OT Light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6" style:family="text">
      <style:text-properties fo:font-variant="normal" fo:text-transform="none" fo:color="#303030" style:text-line-through-style="none" style:text-line-through-type="none" style:text-position="0% 100%" style:font-name="Futura T OT Light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font-variant="normal" fo:text-transform="none" fo:color="#303030" style:text-line-through-style="none" style:text-line-through-type="none" style:text-position="0% 100%" style:font-name="Futura T OT Light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8" style:family="text">
      <style:text-properties fo:text-transform="uppercase" fo:color="#303030" style:text-line-through-style="none" style:text-line-through-type="none" style:text-position="0% 100%" style:font-name="Futura T OT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text-transform="uppercase" fo:color="#303030" style:text-line-through-style="none" style:text-line-through-type="none" style:text-position="0% 100%" style:font-name="Futura T OT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0" style:family="text">
      <style:text-properties fo:font-variant="normal" fo:text-transform="none" fo:color="#303030" style:text-line-through-style="none" style:text-line-through-type="none" style:text-position="30% 58%" style:font-name="Futura T OT Light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Futura T OT Light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2" style:family="text">
      <style:text-properties fo:font-variant="normal" fo:text-transform="none" fo:color="#303030" style:text-line-through-style="none" style:text-line-through-type="none" style:text-position="0% 100%" style:font-name="Wingding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3" style:family="text">
      <style:text-properties fo:font-variant="normal" fo:text-transform="none" fo:color="#ff0000" style:text-line-through-style="none" style:text-line-through-type="none" style:text-position="0% 100%" style:font-name="Futura T OT Light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4" style:family="text">
      <style:text-properties fo:font-variant="normal" fo:text-transform="none" fo:color="#303030" style:text-line-through-style="none" style:text-line-through-type="none" style:text-position="0% 100%" style:font-name="Courier New" fo:font-size="18pt" fo:letter-spacing="normal" fo:font-style="normal" style:text-underline-style="none" fo:font-weight="bold" style:font-size-asian="18pt" style:font-style-asian="normal" style:font-weight-asian="bold" style:font-name-complex="Courier New" style:font-size-complex="18pt" style:font-style-complex="normal" style:font-weight-complex="bold"/>
    </style:style>
    <style:style style:name="T15" style:family="text">
      <style:text-properties fo:font-variant="normal" fo:text-transform="none" fo:color="#303030" style:text-line-through-style="none" style:text-line-through-type="none" style:text-position="0% 100%" style:font-name="Futura T OT Light" fo:font-size="18pt" fo:letter-spacing="normal" fo:font-style="normal" style:text-underline-style="none" fo:font-weight="normal" style:font-size-asian="18pt" style:font-style-asian="normal" style:font-weight-asian="normal" style:font-name-complex="Courier New" style:font-size-complex="18pt" style:font-style-complex="normal" style:font-weight-complex="normal"/>
    </style:style>
    <style:style style:name="T16" style:family="text">
      <style:text-properties fo:font-variant="normal" fo:text-transform="none" fo:color="#ff0000" style:text-line-through-style="none" style:text-line-through-type="none" style:text-position="0% 100%" style:font-name="Futura T OT Light" fo:font-size="18pt" fo:letter-spacing="normal" fo:font-style="normal" style:text-underline-style="none" fo:font-weight="bold" style:font-size-asian="18pt" style:font-style-asian="normal" style:font-weight-asian="bold" style:font-name-complex="Courier New" style:font-size-complex="18pt" style:font-style-complex="normal" style:font-weight-complex="bold"/>
    </style:style>
    <style:style style:name="T17" style:family="text">
      <style:text-properties fo:font-variant="normal" fo:text-transform="none" fo:color="#303030" style:text-line-through-style="none" style:text-line-through-type="none" style:text-position="0% 100%" style:font-name="Courier New" fo:font-size="18pt" fo:letter-spacing="normal" fo:font-style="normal" style:text-underline-style="none" fo:font-weight="normal" style:font-size-asian="18pt" style:font-style-asian="normal" style:font-weight-asian="normal" style:font-name-complex="Courier New" style:font-size-complex="18pt" style:font-style-complex="normal" style:font-weight-complex="normal"/>
    </style:style>
    <style:style style:name="T18" style:family="text">
      <style:text-properties fo:font-variant="normal" fo:text-transform="none" fo:color="#303030" style:text-outline="false" style:text-line-through-style="none" style:text-line-through-type="none" style:text-position="0% 100%" style:font-name="Courier New" fo:font-size="18pt" fo:letter-spacing="normal" fo:font-style="normal" fo:text-shadow="none" style:text-underline-style="none" fo:font-weight="normal" style:letter-kerning="true" fo:background-color="transparent" style:font-name-asian="Source Han Sans CN Regular" style:font-size-asian="18pt" style:font-style-asian="normal" style:font-weight-asian="normal" style:font-name-complex="Courier New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303030" style:text-line-through-style="none" style:text-line-through-type="none" style:text-position="0% 100%" style:font-name="Futura T OT Light" fo:font-size="18pt" fo:letter-spacing="normal" fo:font-style="normal" style:text-underline-style="none" fo:font-weight="bold" style:font-size-asian="18pt" style:font-style-asian="normal" style:font-weight-asian="bold" style:font-name-complex="Courier New" style:font-size-complex="18pt" style:font-style-complex="normal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Futura T OT Light" fo:font-size="18pt" fo:letter-spacing="normal" fo:font-style="normal" style:text-underline-style="none" fo:font-weight="bold" style:font-size-asian="18pt" style:font-style-asian="normal" style:font-weight-asian="bold" style:font-name-complex="Courier New" style:font-size-complex="18pt" style:font-style-complex="normal" style:font-weight-complex="bold"/>
    </style:style>
    <style:style style:name="T21" style:family="text">
      <style:text-properties fo:font-variant="normal" fo:text-transform="none" fo:color="#303030" style:text-outline="false" style:text-line-through-style="none" style:text-line-through-type="none" style:text-position="0% 100%" style:font-name="Courier New" fo:font-size="18pt" fo:letter-spacing="normal" fo:font-style="normal" fo:text-shadow="none" style:text-underline-style="none" fo:font-weight="bold" style:letter-kerning="true" fo:background-color="transparent" style:font-name-asian="Source Han Sans CN Regular" style:font-size-asian="18pt" style:font-style-asian="normal" style:font-weight-asian="bold" style:font-name-complex="Courier New" style:font-size-complex="18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00" style:text-outline="false" style:text-line-through-style="none" style:text-line-through-type="none" style:text-position="0% 100%" style:font-name="Courier New" fo:font-size="18pt" fo:letter-spacing="normal" fo:font-style="normal" fo:text-shadow="none" style:text-underline-style="none" fo:font-weight="bold" style:letter-kerning="true" fo:background-color="transparent" style:font-name-asian="Source Han Sans CN Regular" style:font-size-asian="18pt" style:font-style-asian="normal" style:font-weight-asian="bold" style:font-name-complex="Courier New" style:font-size-complex="18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303030" style:text-line-through-style="none" style:text-line-through-type="none" style:text-position="0% 100%" style:font-name="Futura T OT Light1" fo:font-size="18pt" fo:letter-spacing="normal" fo:font-style="normal" style:text-underline-style="none" fo:font-weight="bold" style:font-size-asian="18pt" style:font-style-asian="normal" style:font-weight-asian="bold" style:font-name-complex="Courier New" style:font-size-complex="18pt" style:font-style-complex="normal" style:font-weight-complex="bold"/>
    </style:style>
    <style:style style:name="T24" style:family="text">
      <style:text-properties fo:font-variant="normal" fo:text-transform="none" fo:color="#303030" style:text-line-through-style="none" style:text-line-through-type="none" style:text-position="0% 100%" style:font-name="Futura T OT Light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25" style:family="text">
      <style:text-properties fo:font-variant="normal" fo:text-transform="none" fo:color="#303030" style:text-line-through-style="none" style:text-line-through-type="none" style:text-position="0% 100%" style:font-name="Courier New" fo:font-size="16pt" fo:letter-spacing="normal" fo:font-style="normal" style:text-underline-style="none" fo:font-weight="normal" style:font-size-asian="16pt" style:font-style-asian="normal" style:font-weight-asian="normal" style:font-name-complex="Courier New" style:font-size-complex="16pt" style:font-style-complex="normal" style:font-weight-complex="normal"/>
    </style:style>
    <style:style style:name="T26" style:family="text">
      <style:text-properties fo:font-variant="normal" fo:text-transform="none" fo:color="#303030" style:text-line-through-style="none" style:text-line-through-type="none" style:text-position="0% 100%" style:font-name="Futura T OT Light" fo:font-size="16pt" fo:letter-spacing="normal" fo:font-style="normal" style:text-underline-style="none" fo:font-weight="normal" style:font-size-asian="16pt" style:font-style-asian="normal" style:font-weight-asian="normal" style:font-name-complex="Courier New" style:font-size-complex="16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Courier New" fo:font-size="16pt" fo:letter-spacing="normal" fo:font-style="normal" style:text-underline-style="none" fo:font-weight="bold" style:font-size-asian="16pt" style:font-style-asian="normal" style:font-weight-asian="bold" style:font-name-complex="Courier New" style:font-size-complex="16pt" style:font-style-complex="normal" style:font-weight-complex="bold"/>
    </style:style>
    <style:style style:name="T28" style:family="text">
      <style:text-properties fo:font-variant="normal" fo:text-transform="none" fo:color="#303030" style:text-line-through-style="none" style:text-line-through-type="none" style:text-position="0% 100%" style:font-name="Futura T OT Light" fo:font-size="16pt" fo:letter-spacing="normal" fo:font-style="normal" style:text-underline-style="none" fo:font-weight="bold" style:font-size-asian="16pt" style:font-style-asian="normal" style:font-weight-asian="bold" style:font-name-complex="Courier New" style:font-size-complex="16pt" style:font-style-complex="normal" style:font-weight-complex="bold"/>
    </style:style>
    <style:style style:name="T29" style:family="text">
      <style:text-properties fo:font-variant="normal" fo:text-transform="none" fo:color="#303030" style:text-line-through-style="none" style:text-line-through-type="none" style:text-position="0% 100%" style:font-name="Wingdings" fo:font-size="16pt" fo:letter-spacing="normal" fo:font-style="normal" style:text-underline-style="none" fo:font-weight="bold" style:font-size-asian="16pt" style:font-style-asian="normal" style:font-weight-asian="bold" style:font-name-complex="Courier New" style:font-size-complex="16pt" style:font-style-complex="normal" style:font-weight-complex="bold"/>
    </style:style>
    <style:style style:name="T30" style:family="text">
      <style:text-properties fo:font-variant="normal" fo:text-transform="none" fo:color="#303030" style:text-line-through-style="none" style:text-line-through-type="none" style:text-position="0% 100%" style:font-name="Futura T OT Light" fo:font-size="14pt" fo:letter-spacing="normal" fo:font-style="italic" style:text-underline-style="none" fo:font-weight="normal" style:font-size-asian="14pt" style:font-style-asian="italic" style:font-weight-asian="normal" style:font-name-complex="Courier New" style:font-size-complex="14pt" style:font-style-complex="italic" style:font-weight-complex="normal"/>
    </style:style>
    <style:style style:name="T31" style:family="text">
      <style:text-properties fo:font-variant="normal" fo:text-transform="none" fo:color="#303030" style:text-line-through-style="none" style:text-line-through-type="none" style:text-position="0% 100%" style:font-name="Futura T OT Light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2" style:family="text">
      <style:text-properties fo:font-variant="normal" fo:text-transform="none" fo:color="#303030" style:text-line-through-style="none" style:text-line-through-type="none" style:text-position="0% 100%" style:font-name="Courier New" fo:font-size="16pt" fo:letter-spacing="normal" fo:font-style="normal" style:text-underline-style="none" fo:font-weight="bold" style:font-size-asian="16pt" style:font-style-asian="normal" style:font-weight-asian="bold" style:font-name-complex="Courier New" style:font-size-complex="16pt" style:font-style-complex="normal" style:font-weight-complex="bold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Futura T OT Light" fo:font-size="16pt" fo:letter-spacing="normal" fo:font-style="normal" style:text-underline-style="none" fo:font-weight="bold" style:font-size-asian="16pt" style:font-style-asian="normal" style:font-weight-asian="bold" style:font-name-complex="Courier New" style:font-size-complex="16pt" style:font-style-complex="normal" style:font-weight-complex="bold"/>
    </style:style>
    <style:style style:name="T34" style:family="text">
      <style:text-properties fo:font-variant="normal" fo:text-transform="none" fo:color="#303030" style:text-line-through-style="none" style:text-line-through-type="none" style:text-position="0% 100%" style:font-name="Futura T OT1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35" style:family="text">
      <style:text-properties fo:font-variant="normal" fo:text-transform="none" fo:color="#303030" style:text-line-through-style="none" style:text-line-through-type="none" style:text-position="0% 100%" style:font-name="Futura T OT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36" style:family="text">
      <style:text-properties fo:text-transform="uppercase" fo:color="#303030" style:text-line-through-style="none" style:text-line-through-type="none" style:text-position="0% 100%" style:font-name="Futura T OT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37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30303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30303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Výchozí" presentation:presentation-page-layout-name="AL1T0">
        <office:forms form:automatic-focus="false" form:apply-design-mode="false"/>
        <draw:frame draw:name="Nadpis 1" presentation:style-name="pr1" draw:text-style-name="P2" draw:layer="layout" svg:width="15.4cm" svg:height="4.8cm" svg:x="10cm" svg:y="5.125cm" presentation:class="title" presentation:user-transformed="true">
          <draw:text-box>
            <text:p text:style-name="P1"><text:span text:style-name="T1">Python</text:span><text:span text:style-name="T1"><text:line-break/></text:span><text:span text:style-name="T2">Seznámení s programovacím jazykem</text:span></text:p>
          </draw:text-box>
        </draw:frame>
        <draw:frame draw:name="Podnadpis 2" presentation:style-name="pr2" draw:text-style-name="P5" draw:layer="layout" svg:width="15.4cm" svg:height="4.675cm" svg:x="10cm" svg:y="12.325cm" presentation:class="subtitle" presentation:user-transformed="true">
          <draw:text-box>
            <text:p text:style-name="P3"><text:span text:style-name="T3">Základy Pythonu</text:span></text:p>
            <text:p text:style-name="P3"><text:span text:style-name="T3">Datové typy</text:span></text:p>
            <text:p text:style-name="P3"><text:span text:style-name="T3">Větvení</text:span></text:p>
            <text:p text:style-name="P3"><text:span text:style-name="T3"/></text:p>
            <text:p text:style-name="P4"><text:span text:style-name="T4">Lukáš Kotek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 je python zač&#10;použití pythonu v praxi" draw:style-name="dp1" draw:master-page-name="Výchozí">
        <office:forms form:automatic-focus="false" form:apply-design-mode="false"/>
        <draw:frame draw:name="Zástupný symbol pro obsah 2" presentation:style-name="pr4" draw:text-style-name="P12" draw:layer="layout" svg:width="21.23cm" svg:height="13.801cm" svg:x="1.27cm" svg:y="3.724cm" presentation:class="outline" presentation:user-transformed="true">
          <draw:text-box>
            <text:list text:style-name="L2">
              <text:list-item>
                <text:p text:style-name="P7"><text:span text:style-name="T5">Když Bash nestačí…</text:span></text:p>
                <text:list>
                  <text:list-item>
                    <text:p text:style-name="P8"><text:span text:style-name="T6">Python jako skriptovací jazyk</text:span></text:p>
                  </text:list-item>
                </text:list>
              </text:list-item>
              <text:list-item>
                <text:p text:style-name="P9"><text:span text:style-name="T5">Ovládací utility</text:span></text:p>
                <text:list>
                  <text:list-item>
                    <text:p text:style-name="P8"><text:span text:style-name="T6">Významné množství v linuxovým distribucích</text:span></text:p>
                  </text:list-item>
                </text:list>
              </text:list-item>
              <text:list-item>
                <text:p text:style-name="P9"><text:span text:style-name="T5">Použití jako řídící vrstva</text:span></text:p>
                <text:list>
                  <text:list-item>
                    <text:p text:style-name="P8"><text:span text:style-name="T6">Práce s knihovnami napsanými v C</text:span></text:p>
                  </text:list-item>
                </text:list>
              </text:list-item>
              <text:list-item>
                <text:p text:style-name="P9"><text:span text:style-name="T5">Webové aplikace</text:span></text:p>
                <text:list>
                  <text:list-item>
                    <text:p text:style-name="P8"><text:span text:style-name="T6">Díky frameworkům jako Django, Bottle a další</text:span></text:p>
                  </text:list-item>
                </text:list>
              </text:list-item>
              <text:list-item>
                <text:p text:style-name="P10"><text:span text:style-name="T5">Pro tvorbu rozšíření</text:span></text:p>
                <text:list>
                  <text:list-item>
                    <text:p text:style-name="P7"><text:span text:style-name="T6">Přibalen k mnoha aplikacím jako (GIMP, Cinema 4D, LibreOffice)</text:span></text:p>
                  </text:list-item>
                </text:list>
              </text:list-item>
              <text:list-item>
                <text:p text:style-name="P9"><text:span text:style-name="T5">Spolupráce s .NET a Java platformou</text:span></text:p>
                <text:list>
                  <text:list-item>
                    <text:p text:style-name="P7"><text:span text:style-name="T6">Implementace Pythonu Jython a IronPython</text:span></text:p>
                  </text:list-item>
                </text:list>
              </text:list-item>
              <text:list-item>
                <text:p text:style-name="P9"><text:span text:style-name="T5">Tvorba programů s GUI</text:span></text:p>
                <text:list>
                  <text:list-item>
                    <text:p text:style-name="P7"><text:span text:style-name="T6">Moduly pro knihovny GTK, Qt, Tk</text:span></text:p>
                  </text:list-item>
                </text:list>
              </text:list-item>
            </text:list>
            <text:list text:style-name="L3">
              <text:list-header>
                <text:p text:style-name="P11"/>
              </text:list-header>
            </text:list>
          </draw:text-box>
        </draw:frame>
        <draw:frame draw:name="Zástupný symbol pro číslo snímku 3" presentation:style-name="pr5" draw:text-style-name="P14" draw:layer="layout" svg:width="1.228cm" svg:height="1.013cm" svg:x="22.758cm" svg:y="17.112cm" presentation:class="page-number" presentation:user-transformed="true">
          <draw:text-box>
            <text:p text:style-name="P13"><text:span text:style-name="T7"><text:page-number>&lt;číslo&gt;</text:page-number></text:span></text:p>
          </draw:text-box>
        </draw:frame>
        <draw:frame draw:name="Nadpis 1" presentation:style-name="pr6" draw:text-style-name="P16" draw:layer="layout" svg:width="19.43cm" svg:height="1.599cm" svg:x="1.27cm" svg:y="1.125cm" presentation:class="title" presentation:user-transformed="true">
          <draw:text-box>
            <text:p text:style-name="P15"><text:span text:style-name="T8">Co je python zač</text:span><text:span text:style-name="T8"><text:line-break/></text:span><text:span text:style-name="T9">základní principy pythonu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 je python zač&#10;základní principy pythonu" draw:style-name="dp1" draw:master-page-name="Výchozí">
        <office:forms form:automatic-focus="false" form:apply-design-mode="false"/>
        <draw:frame draw:name="Nadpis 1" presentation:style-name="pr6" draw:text-style-name="P16" draw:layer="layout" svg:width="19.43cm" svg:height="1.599cm" svg:x="1.27cm" svg:y="1.124cm" presentation:class="title" presentation:user-transformed="true">
          <draw:text-box>
            <text:p text:style-name="P15"><text:span text:style-name="T8">Co je python zač</text:span><text:span text:style-name="T8"><text:line-break/></text:span><text:span text:style-name="T9">základní principy pythonu</text:span></text:p>
          </draw:text-box>
        </draw:frame>
        <draw:frame draw:name="Zástupný symbol pro obsah 2" presentation:style-name="pr7" draw:text-style-name="P12" draw:layer="layout" svg:width="21.23cm" svg:height="13.801cm" svg:x="1.27cm" svg:y="3.724cm" presentation:class="outline" presentation:user-transformed="true">
          <draw:text-box>
            <text:list text:style-name="L2">
              <text:list-item>
                <text:p text:style-name="P7"><text:span text:style-name="T5">Multiplatformní</text:span></text:p>
                <text:list>
                  <text:list-item>
                    <text:p text:style-name="P17"><text:span text:style-name="T6">Standard v linuxových distribucích</text:span></text:p>
                  </text:list-item>
                  <text:list-item>
                    <text:p text:style-name="P18"><text:span text:style-name="T6">Ostatní unixové systémy (BSD, Solaris, MacOS, AIX)</text:span></text:p>
                  </text:list-item>
                  <text:list-item>
                    <text:p text:style-name="P18"><text:span text:style-name="T6">Podpora pod MS Windows</text:span></text:p>
                  </text:list-item>
                </text:list>
              </text:list-item>
              <text:list-item>
                <text:p text:style-name="P9"><text:span text:style-name="T5">Open Source</text:span></text:p>
                <text:list>
                  <text:list-item>
                    <text:p text:style-name="P8"><text:span text:style-name="T6">Šířen pod vlastní licencí kompatibilní s GPL</text:span><text:span text:style-name="T10">1</text:span></text:p>
                  </text:list-item>
                </text:list>
              </text:list-item>
              <text:list-item>
                <text:p text:style-name="P9"><text:span text:style-name="T5">Interpretovaný</text:span></text:p>
                <text:list>
                  <text:list-item>
                    <text:p text:style-name="P8"><text:span text:style-name="T6">Program potřebuje k chodu program / interpreter</text:span></text:p>
                  </text:list-item>
                  <text:list-item>
                    <text:p text:style-name="P7"><text:span text:style-name="T6">Python je jednoduchý, ale nikdy </text:span><text:span text:style-name="T11">nebude zvlášť rychlý</text:span></text:p>
                  </text:list-item>
                </text:list>
              </text:list-item>
              <text:list-item>
                <text:p text:style-name="P9"><text:span text:style-name="T5">Dynamicky typovaný</text:span></text:p>
                <text:list>
                  <text:list-item>
                    <text:p text:style-name="P8"><text:span text:style-name="T6">Proměnná získává svůj typ až okamžikem přiřazení</text:span></text:p>
                  </text:list-item>
                </text:list>
              </text:list-item>
              <text:list-item>
                <text:p text:style-name="P9"><text:span text:style-name="T5">Objektově orientovaný</text:span></text:p>
                <text:list>
                  <text:list-item>
                    <text:p text:style-name="P8"><text:span text:style-name="T6">Objektový model založený na třídách</text:span></text:p>
                  </text:list-item>
                  <text:list-item>
                    <text:p text:style-name="P7"><text:span text:style-name="T6">Není nutné použít, pokud to není nezbytně třeba </text:span><text:span text:style-name="T12">:-)</text:span></text:p>
                  </text:list-item>
                </text:list>
              </text:list-item>
            </text:list>
          </draw:text-box>
        </draw:frame>
        <draw:frame draw:name="Zástupný symbol pro číslo snímku 3" presentation:style-name="pr5" draw:text-style-name="P14" draw:layer="layout" svg:width="1.228cm" svg:height="1.013cm" svg:x="22.758cm" svg:y="17.112cm" presentation:class="page-number" presentation:user-transformed="true">
          <draw:text-box>
            <text:p text:style-name="P13"><text:span text:style-name="T7"><text:page-number>&lt;číslo&gt;</text:page-number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 je python zač&#10;Verze a vývojové řady pythonu" draw:style-name="dp1" draw:master-page-name="Výchozí">
        <office:forms form:automatic-focus="false" form:apply-design-mode="false"/>
        <draw:frame draw:name="Nadpis 1" presentation:style-name="pr6" draw:text-style-name="P16" draw:layer="layout" svg:width="19.43cm" svg:height="1.599cm" svg:x="1.27cm" svg:y="1.124cm" presentation:class="title" presentation:user-transformed="true">
          <draw:text-box>
            <text:p text:style-name="P15"><text:span text:style-name="T8">Co je python zač</text:span><text:span text:style-name="T8"><text:line-break/></text:span><text:span text:style-name="T9">Verze a vývojové řady pythonu</text:span></text:p>
          </draw:text-box>
        </draw:frame>
        <draw:frame draw:name="Zástupný symbol pro obsah 2" presentation:style-name="pr8" draw:text-style-name="P12" draw:layer="layout" svg:width="21.23cm" svg:height="13.801cm" svg:x="1.27cm" svg:y="3.724cm" presentation:class="outline" presentation:user-transformed="true">
          <draw:text-box>
            <text:list text:style-name="L2">
              <text:list-item>
                <text:p text:style-name="P7"><text:span text:style-name="T5">Python 2.6.x a starší</text:span></text:p>
                <text:list>
                  <text:list-item>
                    <text:p text:style-name="P8"><text:span text:style-name="T6">Nepodporované zastaralé verze</text:span></text:p>
                  </text:list-item>
                  <text:list-item>
                    <text:p text:style-name="P7"><text:span text:style-name="T6">Možno se setkat v některých OS (RHEL 6.x apod.)</text:span></text:p>
                  </text:list-item>
                </text:list>
              </text:list-item>
              <text:list-item>
                <text:p text:style-name="P9"><text:span text:style-name="T5">Python 2.7.x</text:span></text:p>
                <text:list>
                  <text:list-item>
                    <text:p text:style-name="P8"><text:span text:style-name="T6">Podporovaná do roku 2020</text:span><text:span text:style-name="T10">2</text:span></text:p>
                  </text:list-item>
                  <text:list-item>
                    <text:p text:style-name="P7"><text:span text:style-name="T6">Obrovské množství napsaného software</text:span></text:p>
                  </text:list-item>
                  <text:list-item>
                    <text:p text:style-name="P7"><text:span text:style-name="T6">Původně neplánovaná verze</text:span></text:p>
                  </text:list-item>
                  <text:list-item>
                    <text:p text:style-name="P7"><text:span text:style-name="T6">Backportuje mnoho vlastností z Pythonu řady 3</text:span></text:p>
                  </text:list-item>
                </text:list>
              </text:list-item>
              <text:list-item>
                <text:p text:style-name="P9"><text:span text:style-name="T5">Python 3.x (aktuálně 3.6.x)</text:span></text:p>
                <text:list>
                  <text:list-item>
                    <text:p text:style-name="P8"><text:span text:style-name="T6">Již od roku 2008!</text:span></text:p>
                  </text:list-item>
                  <text:list-item>
                    <text:p text:style-name="P7"><text:span text:style-name="T6">Začištěná syntaxe jazyka</text:span></text:p>
                  </text:list-item>
                  <text:list-item>
                    <text:p text:style-name="P7"><text:span text:style-name="T6">Mnoho nových konstrukcí</text:span></text:p>
                  </text:list-item>
                  <text:list-item>
                    <text:p text:style-name="P7"><text:span text:style-name="T6">Řetězce defaultně používají Unicode</text:span></text:p>
                  </text:list-item>
                  <text:list-item>
                    <text:p text:style-name="P7"><text:span text:style-name="T11">Není</text:span><text:span text:style-name="T13"> </text:span><text:span text:style-name="T6">zpětně kompatibilní s Pythonem řady 2</text:span></text:p>
                  </text:list-item>
                </text:list>
              </text:list-item>
            </text:list>
          </draw:text-box>
        </draw:frame>
        <draw:frame draw:name="Zástupný symbol pro číslo snímku 3" presentation:style-name="pr5" draw:text-style-name="P14" draw:layer="layout" svg:width="1.228cm" svg:height="1.013cm" svg:x="22.758cm" svg:y="17.112cm" presentation:class="page-number" presentation:user-transformed="true">
          <draw:text-box>
            <text:p text:style-name="P13"><text:span text:style-name="T7"><text:page-number>&lt;číslo&gt;</text:page-number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 je python zač&#10;INTERPRETERY A implementace Pythonu" draw:style-name="dp1" draw:master-page-name="Výchozí">
        <office:forms form:automatic-focus="false" form:apply-design-mode="false"/>
        <draw:frame draw:name="Nadpis 1" presentation:style-name="pr6" draw:text-style-name="P16" draw:layer="layout" svg:width="19.43cm" svg:height="1.599cm" svg:x="1.27cm" svg:y="1.124cm" presentation:class="title" presentation:user-transformed="true">
          <draw:text-box>
            <text:p text:style-name="P15"><text:span text:style-name="T8">Co je python zač</text:span><text:span text:style-name="T8"><text:line-break/></text:span><text:span text:style-name="T9">INTERPRETERY A implementace Pythonu</text:span></text:p>
          </draw:text-box>
        </draw:frame>
        <draw:frame draw:name="Zástupný symbol pro obsah 2" presentation:style-name="pr9" draw:text-style-name="P12" draw:layer="layout" svg:width="21.23cm" svg:height="13.801cm" svg:x="1.27cm" svg:y="3.724cm" presentation:class="outline" presentation:user-transformed="true">
          <draw:text-box>
            <text:list text:style-name="L2">
              <text:list-item>
                <text:p text:style-name="P7"><text:span text:style-name="T5">CPython</text:span></text:p>
                <text:list>
                  <text:list-item>
                    <text:p text:style-name="P8"><text:span text:style-name="T6">Klasická a </text:span><text:span text:style-name="T11">nejčastěji používaná implementace</text:span><text:span text:style-name="T13"> </text:span><text:span text:style-name="T6">Pythonu</text:span></text:p>
                  </text:list-item>
                  <text:list-item>
                    <text:p text:style-name="P7"><text:span text:style-name="T6">Napsaná v programovacím jazyce C</text:span></text:p>
                  </text:list-item>
                </text:list>
              </text:list-item>
              <text:list-item>
                <text:p text:style-name="P9"><text:span text:style-name="T5">Jython</text:span></text:p>
                <text:list>
                  <text:list-item>
                    <text:p text:style-name="P8"><text:span text:style-name="T6">Varianta Pythonu napsaná v Javě </text:span></text:p>
                  </text:list-item>
                  <text:list-item>
                    <text:p text:style-name="P7"><text:span text:style-name="T6">Vyžaduje pro spuštění JVM</text:span></text:p>
                  </text:list-item>
                  <text:list-item>
                    <text:p text:style-name="P7"><text:span text:style-name="T6">Přímá práce s Javovými třídami… bez použité syntaxe Javy</text:span></text:p>
                  </text:list-item>
                </text:list>
              </text:list-item>
              <text:list-item>
                <text:p text:style-name="P9"><text:span text:style-name="T5">IronPython</text:span></text:p>
                <text:list>
                  <text:list-item>
                    <text:p text:style-name="P8"><text:span text:style-name="T6">Stejný princip jako u Jythonu (i autor) </text:span></text:p>
                  </text:list-item>
                  <text:list-item>
                    <text:p text:style-name="P7"><text:span text:style-name="T6">Napsáno v C# nad .NET</text:span></text:p>
                  </text:list-item>
                </text:list>
              </text:list-item>
              <text:list-item>
                <text:p text:style-name="P9"><text:span text:style-name="T5">Pypy</text:span></text:p>
                <text:list>
                  <text:list-item>
                    <text:p text:style-name="P8"><text:span text:style-name="T6">Implementace zaměřená na výkon</text:span></text:p>
                  </text:list-item>
                  <text:list-item>
                    <text:p text:style-name="P7"><text:span text:style-name="T6">Obsahuje Just-in-Time compiler (JIT)</text:span></text:p>
                  </text:list-item>
                </text:list>
              </text:list-item>
            </text:list>
          </draw:text-box>
        </draw:frame>
        <draw:frame draw:name="Zástupný symbol pro číslo snímku 3" presentation:style-name="pr5" draw:text-style-name="P14" draw:layer="layout" svg:width="1.228cm" svg:height="1.013cm" svg:x="22.758cm" svg:y="17.112cm" presentation:class="page-number" presentation:user-transformed="true">
          <draw:text-box>
            <text:p text:style-name="P13"><text:span text:style-name="T7"><text:page-number>&lt;číslo&gt;</text:page-number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atové typy" draw:style-name="dp1" draw:master-page-name="Výchozí">
        <office:forms form:automatic-focus="false" form:apply-design-mode="false"/>
        <draw:frame draw:name="Nadpis 1" presentation:style-name="pr6" draw:text-style-name="P16" draw:layer="layout" svg:width="19.43cm" svg:height="1.599cm" svg:x="1.27cm" svg:y="1.124cm" presentation:class="title" presentation:user-transformed="true">
          <draw:text-box>
            <text:p text:style-name="P15"><text:span text:style-name="T8">Datové typy</text:span></text:p>
          </draw:text-box>
        </draw:frame>
        <draw:frame draw:name="Zástupný symbol pro obsah 2" presentation:style-name="pr10" draw:text-style-name="P12" draw:layer="layout" svg:width="21.23cm" svg:height="13.801cm" svg:x="1.27cm" svg:y="3.724cm" presentation:class="outline" presentation:user-transformed="true">
          <draw:text-box>
            <text:list text:style-name="L2">
              <text:list-item>
                <text:p text:style-name="P7"><text:span text:style-name="T5">Základní datové typy</text:span></text:p>
                <text:list>
                  <text:list-item>
                    <text:p text:style-name="P7"><text:span text:style-name="T14">int</text:span><text:span text:style-name="T15"> – celočíselný datový typ</text:span></text:p>
                  </text:list-item>
                  <text:list-item>
                    <text:p text:style-name="P7"><text:span text:style-name="T14">float</text:span><text:span text:style-name="T15"> – čísla s desetinou čárkou, znak </text:span><text:span text:style-name="T16">.</text:span><text:span text:style-name="T15"> jako oddělovač</text:span></text:p>
                  </text:list-item>
                  <text:list-item>
                    <text:p text:style-name="P7"><text:span text:style-name="T14">str</text:span><text:span text:style-name="T15"> – řetězec, vždy v úvozovkách</text:span></text:p>
                  </text:list-item>
                  <text:list-item>
                    <text:p text:style-name="P7"><text:span text:style-name="T14">bool</text:span><text:span text:style-name="T15"> – logické hodnoty </text:span><text:span text:style-name="T17">True / False</text:span></text:p>
                  </text:list-item>
                </text:list>
              </text:list-item>
              <text:list-item>
                <text:p text:style-name="P19"><text:span text:style-name="T15">Název typu je zároveň názvem funkce pro přetypování:</text:span></text:p>
              </text:list-item>
            </text:list>
            <text:p text:style-name="P20"><text:span text:style-name="T18">int("8</text:span><text:span text:style-name="T17">") </text:span><text:span text:style-name="T17"><text:tab/></text:span><text:span text:style-name="T17"># Vrati typ int s hodnotou 8</text:span></text:p>
            <text:list text:continue-numbering="true" text:style-name="L2">
              <text:list-item>
                <text:p text:style-name="P21"><text:span text:style-name="T19">Práce se vstupem a výstupem</text:span></text:p>
                <text:list>
                  <text:list-item>
                    <text:p text:style-name="P22"><text:span text:style-name="T14">print()</text:span><text:span text:style-name="T17"> </text:span><text:span text:style-name="T15">– výpis na standardní výstup</text:span></text:p>
                  </text:list-item>
                  <text:list-item>
                    <text:p text:style-name="P22"><text:span text:style-name="T14">input()</text:span><text:span text:style-name="T15"> – načtení ze standardního vstup, </text:span><text:span text:style-name="T20">vrací řetězec</text:span></text:p>
                  </text:list-item>
                </text:list>
              </text:list-item>
              <text:list-item>
                <text:p text:style-name="P21"><text:span text:style-name="T19">Užitečné funkce</text:span></text:p>
                <text:list>
                  <text:list-item>
                    <text:p text:style-name="P21"><text:span text:style-name="T14">type()</text:span><text:span text:style-name="T17"> </text:span><text:span text:style-name="T15">– vrací datový typ proměnné</text:span></text:p>
                  </text:list-item>
                  <text:list-item>
                    <text:p text:style-name="P23"><text:span text:style-name="T14">len() </text:span><text:span text:style-name="T15">– vrací počet prvků, např. počet znaků v řetězci</text:span></text:p>
                  </text:list-item>
                </text:list>
              </text:list-item>
            </text:list>
          </draw:text-box>
        </draw:frame>
        <draw:frame draw:name="Zástupný symbol pro číslo snímku 3" presentation:style-name="pr5" draw:text-style-name="P14" draw:layer="layout" svg:width="1.228cm" svg:height="1.013cm" svg:x="22.758cm" svg:y="17.112cm" presentation:class="page-number" presentation:user-transformed="true">
          <draw:text-box>
            <text:p text:style-name="P13"><text:span text:style-name="T7"><text:page-number>&lt;číslo&gt;</text:page-number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ython a kódování" draw:style-name="dp1" draw:master-page-name="Výchozí">
        <office:forms form:automatic-focus="false" form:apply-design-mode="false"/>
        <draw:frame draw:name="Nadpis 1" presentation:style-name="pr6" draw:text-style-name="P16" draw:layer="layout" svg:width="19.43cm" svg:height="1.599cm" svg:x="1.27cm" svg:y="1.124cm" presentation:class="title" presentation:user-transformed="true">
          <draw:text-box>
            <text:p text:style-name="P15"><text:span text:style-name="T8">Python a kódování</text:span></text:p>
          </draw:text-box>
        </draw:frame>
        <draw:frame draw:name="Zástupný symbol pro obsah 2" presentation:style-name="pr11" draw:text-style-name="P12" draw:layer="layout" svg:width="22.83cm" svg:height="13.801cm" svg:x="1.27cm" svg:y="3.724cm" presentation:class="outline" presentation:user-transformed="true">
          <draw:text-box>
            <text:list text:style-name="L2">
              <text:list-item>
                <text:p text:style-name="P7"><text:span text:style-name="T5">Řetězec bytů verus unicode string</text:span></text:p>
                <text:list>
                  <text:list-item>
                    <text:p text:style-name="P7"><text:span text:style-name="T6">Platí pro </text:span><text:span text:style-name="T5">Python 3.x</text:span></text:p>
                  </text:list-item>
                </text:list>
              </text:list-item>
            </text:list>
            <text:p text:style-name="P19"><text:span text:style-name="T18">u = "Jsem řetězec"</text:span><text:span text:style-name="T17"> </text:span><text:span text:style-name="T17"><text:tab/></text:span><text:span text:style-name="T17"><text:tab/></text:span><text:span text:style-name="T17"># Unicode rezetec</text:span></text:p>
            <text:p text:style-name="P24"><text:span text:style-name="T18">u.encode("utf-8"</text:span><text:span text:style-name="T17">) <text:s text:c="2"/></text:span><text:span text:style-name="T17"><text:tab/></text:span><text:span text:style-name="T17"># Po aplikaci metody</text:span></text:p>
            <text:p text:style-name="P24"><text:span text:style-name="T17"/></text:p>
            <text:p text:style-name="P24"><text:span text:style-name="T18"># reprezentováno jako: </text:span><text:span text:style-name="T21">b</text:span><text:span text:style-name="T18">"Jsem </text:span><text:span text:style-name="T22">\xc5\x99</text:span><text:span text:style-name="T18">et</text:span><text:span text:style-name="T22">\xc4\x9b</text:span><text:span text:style-name="T18">zec"</text:span></text:p>
            <text:p text:style-name="P24"><text:span text:style-name="T18"># vystupem je string bytu</text:span></text:p>
            <text:list text:continue-numbering="true" text:style-name="L2">
              <text:list-item>
                <text:p text:style-name="P25"><text:span text:style-name="T23">Hlavička souboru se zdrojovým kódem</text:span></text:p>
              </text:list-item>
            </text:list>
            <text:p text:style-name="P26"><text:span text:style-name="T17">#!/usr/bin/env python3</text:span><text:span text:style-name="T17"><text:tab/></text:span><text:span text:style-name="T17"><text:tab/></text:span><text:span text:style-name="T17"># Volba interperteru</text:span></text:p>
            <text:p text:style-name="P26"><text:span text:style-name="T17"># Zapis pro Python 2.x</text:span></text:p>
            <text:p text:style-name="P27"><text:span text:style-name="T17"># -*- coding: utf-8 -*-</text:span></text:p>
            <text:p text:style-name="P27"><text:span text:style-name="T17"># V Pythonu 3 je defaultnim kodovanim utf-8</text:span></text:p>
            <text:p text:style-name="P27"><text:span text:style-name="T17"/></text:p>
          </draw:text-box>
        </draw:frame>
        <draw:frame draw:name="Zástupný symbol pro číslo snímku 3" presentation:style-name="pr5" draw:text-style-name="P14" draw:layer="layout" svg:width="1.228cm" svg:height="1.013cm" svg:x="22.758cm" svg:y="17.112cm" presentation:class="page-number" presentation:user-transformed="true">
          <draw:text-box>
            <text:p text:style-name="P13"><text:span text:style-name="T7"><text:page-number>&lt;číslo&gt;</text:page-number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Jmenné konvence" draw:style-name="dp1" draw:master-page-name="Výchozí">
        <office:forms form:automatic-focus="false" form:apply-design-mode="false"/>
        <draw:frame draw:name="Nadpis 1" presentation:style-name="pr6" draw:text-style-name="P16" draw:layer="layout" svg:width="19.43cm" svg:height="1.599cm" svg:x="1.27cm" svg:y="1.124cm" presentation:class="title" presentation:user-transformed="true">
          <draw:text-box>
            <text:p text:style-name="P15"><text:span text:style-name="T8">Jmenné konvence</text:span></text:p>
          </draw:text-box>
        </draw:frame>
        <draw:frame draw:name="Zástupný symbol pro obsah 2" presentation:style-name="pr12" draw:text-style-name="P12" draw:layer="layout" svg:width="23.03cm" svg:height="13.801cm" svg:x="1.27cm" svg:y="3.724cm" presentation:class="outline" presentation:user-transformed="true">
          <draw:text-box>
            <text:list text:style-name="L2">
              <text:list-item>
                <text:p text:style-name="P7"><text:span text:style-name="T5">Jak pojmenovat proměnné?</text:span></text:p>
                <text:list>
                  <text:list-item>
                    <text:p text:style-name="P9"><text:span text:style-name="T6">Stanovuje dokument PEP8</text:span></text:p>
                  </text:list-item>
                  <text:list-item>
                    <text:p text:style-name="P7"><text:span text:style-name="T6">Názvy proměnných jsou </text:span><text:span text:style-name="T11">case sensitive</text:span></text:p>
                  </text:list-item>
                </text:list>
                <text:p text:style-name="P26"><text:span text:style-name="T17">nazev_promenne</text:span><text:span text:style-name="T17"><text:tab/></text:span><text:span text:style-name="T17"># doporuceny zapis</text:span></text:p>
                <text:p text:style-name="P24"><text:span text:style-name="T17">NazevPromenne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 </text:span><text:span text:style-name="T17"><text:tab/></text:span><text:span text:style-name="T17"># vyzaduje-li to </text:span><text:span text:style-name="T17">pouzivana knihovna </text:span><text:span text:style-name="T17"><text:line-break/></text:span><text:span text:style-name="T17"><text:tab/></text:span><text:span text:style-name="T17"><text:tab/></text:span><text:span text:style-name="T17"><text:tab/></text:span><text:span text:style-name="T17"> <text:s text:c="15"/></text:span><text:span text:style-name="T17"><text:tab/></text:span><text:span text:style-name="T17"># a v oduvodnenych pripadech</text:span></text:p>
              </text:list-item>
              <text:list-item>
                <text:p text:style-name="P25"><text:span text:style-name="T19">Formátování výstupu pomocí metody format</text:span></text:p>
                <text:list>
                  <text:list-item>
                    <text:p text:style-name="P21"><text:span text:style-name="T15">Doporučený způsob formátování řetězce</text:span></text:p>
                  </text:list-item>
                </text:list>
              </text:list-item>
            </text:list>
            <text:p text:style-name="P26"><text:span text:style-name="T18">jmeno = "Lukas"</text:span></text:p>
            <text:p text:style-name="P27"><text:span text:style-name="T17">narozen = 1988</text:span></text:p>
            <text:p text:style-name="P27"><text:span text:style-name="T17">hmotnost = 95.532</text:span></text:p>
            <text:p text:style-name="P27"><text:span text:style-name="T18">retezec = "Lukas {0} narozeny {1} vazi {2:.1f} </text:span><text:span text:style-name="T18">kg"</text:span><text:span text:style-name="T17">.format(</text:span><text:span text:style-name="T17"><text:line-break/></text:span><text:span text:style-name="T17"> <text:s text:c="9"/></text:span><text:span text:style-name="T17"><text:tab/></text:span><text:span text:style-name="T17"> <text:s text:c="3"/>jmeno, narozen, hmotnost</text:span><text:span text:style-name="T17"><text:line-break/></text:span><text:span text:style-name="T17"> <text:s text:c="9"/>) <text:s text:c="3"/></text:span></text:p>
            <text:p text:style-name="P26"><text:span text:style-name="T17"># Co vypise: print(retezec)?</text:span></text:p>
          </draw:text-box>
        </draw:frame>
        <draw:frame draw:name="Zástupný symbol pro číslo snímku 3" presentation:style-name="pr5" draw:text-style-name="P14" draw:layer="layout" svg:width="1.228cm" svg:height="1.013cm" svg:x="22.758cm" svg:y="17.112cm" presentation:class="page-number" presentation:user-transformed="true">
          <draw:text-box>
            <text:p text:style-name="P13"><text:span text:style-name="T7"><text:page-number>&lt;číslo&gt;</text:page-number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Výjimky" draw:style-name="dp1" draw:master-page-name="Výchozí">
        <office:forms form:automatic-focus="false" form:apply-design-mode="false"/>
        <draw:frame draw:name="Nadpis 1" presentation:style-name="pr6" draw:text-style-name="P16" draw:layer="layout" svg:width="19.43cm" svg:height="1.599cm" svg:x="1.27cm" svg:y="1.124cm" presentation:class="title" presentation:user-transformed="true">
          <draw:text-box>
            <text:p text:style-name="P15"><text:span text:style-name="T8">Výjimky</text:span></text:p>
          </draw:text-box>
        </draw:frame>
        <draw:frame draw:name="Zástupný symbol pro obsah 2" presentation:style-name="pr13" draw:text-style-name="P12" draw:layer="layout" svg:width="21.23cm" svg:height="13.801cm" svg:x="1.27cm" svg:y="3.724cm" presentation:class="outline" presentation:user-transformed="true">
          <draw:text-box>
            <text:list text:style-name="L2">
              <text:list-item>
                <text:p text:style-name="P28"><text:span text:style-name="T24">Struktura try – except – finally</text:span></text:p>
                <text:list>
                  <text:list-item>
                    <text:p text:style-name="P28"><text:span text:style-name="T25">finally</text:span><text:span text:style-name="T26"> je nepovinný blok</text:span></text:p>
                  </text:list-item>
                  <text:list-item>
                    <text:p text:style-name="P28"><text:span text:style-name="T26">Lze určit typ odchytávané výjimky</text:span></text:p>
                  </text:list-item>
                </text:list>
              </text:list-item>
            </text:list>
            <text:p text:style-name="P26"><text:span text:style-name="T25">try:</text:span></text:p>
            <text:p text:style-name="P29"><text:span text:style-name="T25"><text:s text:c="4"/></text:span><text:span text:style-name="T25"># Kod, který </text:span><text:span text:style-name="T27">se ma vykonat</text:span><text:span text:style-name="T25"> (tusime potencialni chybu)</text:span></text:p>
            <text:p text:style-name="P29"><text:span text:style-name="T25"><text:s text:c="4"/></text:span><text:span text:style-name="T25">pass <text:s text:c="3"/># Nedela nic, blok nesmi byt prazdny</text:span></text:p>
            <text:p text:style-name="P29"><text:span text:style-name="T25">except:</text:span></text:p>
            <text:p text:style-name="P29"><text:span text:style-name="T25"><text:s text:c="4"/></text:span><text:span text:style-name="T25"># Pokud v bloku try dojde k vyvolani vyjimky</text:span></text:p>
            <text:p text:style-name="P29"><text:span text:style-name="T25"><text:s text:c="4"/></text:span><text:span text:style-name="T25"># vykona se blok except</text:span></text:p>
            <text:p text:style-name="P29"><text:span text:style-name="T25"><text:s text:c="4"/></text:span><text:span text:style-name="T25">pass</text:span></text:p>
            <text:p text:style-name="P29"><text:span text:style-name="T25">finally:</text:span></text:p>
            <text:p text:style-name="P29"><text:span text:style-name="T25"><text:s text:c="4"/></text:span><text:span text:style-name="T25"># Vykona se vždy</text:span></text:p>
            <text:p text:style-name="P29"><text:span text:style-name="T25"><text:s text:c="4"/></text:span><text:span text:style-name="T25">pass</text:span></text:p>
            <text:list text:continue-numbering="true" text:style-name="L2">
              <text:list-item>
                <text:p text:style-name="P30"><text:span text:style-name="T28">Odsazení zleva je zásadní →</text:span><text:span text:style-name="T29"> </text:span><text:span text:style-name="T28">jednotné odsazení tvoří blok kódu</text:span></text:p>
              </text:list-item>
            </text:list>
            <text:p text:style-name="P31"><text:span text:style-name="T30">https://docs.python.org/2/tutorial/errors.html</text:span></text:p>
          </draw:text-box>
        </draw:frame>
        <draw:frame draw:name="Zástupný symbol pro číslo snímku 3" presentation:style-name="pr5" draw:text-style-name="P14" draw:layer="layout" svg:width="1.228cm" svg:height="1.013cm" svg:x="22.758cm" svg:y="17.112cm" presentation:class="page-number" presentation:user-transformed="true">
          <draw:text-box>
            <text:p text:style-name="P13"><text:span text:style-name="T7"><text:page-number>&lt;číslo&gt;</text:page-number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Větvení" draw:style-name="dp1" draw:master-page-name="Výchozí">
        <office:forms form:automatic-focus="false" form:apply-design-mode="false"/>
        <draw:frame draw:name="Nadpis 1" presentation:style-name="pr6" draw:text-style-name="P16" draw:layer="layout" svg:width="19.43cm" svg:height="1.599cm" svg:x="1.27cm" svg:y="1.124cm" presentation:class="title" presentation:user-transformed="true">
          <draw:text-box>
            <text:p text:style-name="P15"><text:span text:style-name="T8">Větvení</text:span></text:p>
          </draw:text-box>
        </draw:frame>
        <draw:frame draw:name="Zástupný symbol pro obsah 2" presentation:style-name="pr14" draw:text-style-name="P12" draw:layer="layout" svg:width="21.23cm" svg:height="13.801cm" svg:x="1.27cm" svg:y="3.724cm" presentation:class="outline" presentation:user-transformed="true">
          <draw:text-box>
            <text:list text:style-name="L2">
              <text:list-item>
                <text:p text:style-name="P28"><text:span text:style-name="T24">Struktura if – elif – else</text:span></text:p>
                <text:list>
                  <text:list-item>
                    <text:p text:style-name="P28"><text:span text:style-name="T31">Pouze příkaz </text:span><text:span text:style-name="T32">if</text:span><text:span text:style-name="T26"> je povinný</text:span></text:p>
                  </text:list-item>
                  <text:list-item>
                    <text:p text:style-name="P28"><text:span text:style-name="T26">Příkazů </text:span><text:span text:style-name="T32">elif</text:span><text:span text:style-name="T26"> může být různý počet</text:span></text:p>
                  </text:list-item>
                  <text:list-item>
                    <text:p text:style-name="P28"><text:span text:style-name="T26">Jediná konstrukce pro větvení v Pythonu</text:span></text:p>
                    <text:list>
                      <text:list-item>
                        <text:p text:style-name="P28"><text:span text:style-name="T26">Python </text:span><text:span text:style-name="T33">neobsahuje</text:span><text:span text:style-name="T26"> strukturu case / switch</text:span></text:p>
                      </text:list-item>
                    </text:list>
                  </text:list-item>
                  <text:list-item>
                    <text:p text:style-name="P28"><text:span text:style-name="T26">Lze do sebe zanořovat</text:span></text:p>
                  </text:list-item>
                </text:list>
              </text:list-item>
            </text:list>
            <text:p text:style-name="P26"><text:span text:style-name="T25">if VYRAZ_1:</text:span></text:p>
            <text:p text:style-name="P29"><text:span text:style-name="T25"><text:s text:c="4"/></text:span><text:span text:style-name="T25"># Kod, který se ma vykonat, pokud je vyraz pravdivy</text:span></text:p>
            <text:p text:style-name="P29"><text:span text:style-name="T25"><text:s text:c="4"/></text:span><text:span text:style-name="T25">pass </text:span></text:p>
            <text:p text:style-name="P29"><text:span text:style-name="T25">elif VYRAZ_2:</text:span></text:p>
            <text:p text:style-name="P29"><text:span text:style-name="T25"><text:s text:c="4"/></text:span><text:span text:style-name="T25"># Vykona se, pokud je predchozi vyraz nepravdivy</text:span></text:p>
            <text:p text:style-name="P29"><text:span text:style-name="T25"><text:s text:c="4"/></text:span><text:span text:style-name="T25"># a pokud je vyraz v ramci elif pravdivy</text:span></text:p>
            <text:p text:style-name="P29"><text:span text:style-name="T25"><text:s text:c="4"/></text:span><text:span text:style-name="T25">pass</text:span></text:p>
            <text:p text:style-name="P29"><text:span text:style-name="T25">else:</text:span></text:p>
            <text:p text:style-name="P29"><text:span text:style-name="T25"><text:s text:c="4"/></text:span><text:span text:style-name="T25"># Vykona se, pokud jsou predesle vyrazy nepravdive</text:span></text:p>
            <text:p text:style-name="P29"><text:span text:style-name="T25"><text:s text:c="4"/></text:span><text:span text:style-name="T25">pass</text:span></text:p>
            <text:p text:style-name="P32"><text:span text:style-name="T30">https://docs.python.org/2/tutorial/controlflow.html#if-statements</text:span></text:p>
          </draw:text-box>
        </draw:frame>
        <draw:frame draw:name="Zástupný symbol pro číslo snímku 3" presentation:style-name="pr5" draw:text-style-name="P14" draw:layer="layout" svg:width="1.228cm" svg:height="1.013cm" svg:x="22.758cm" svg:y="17.112cm" presentation:class="page-number" presentation:user-transformed="true">
          <draw:text-box>
            <text:p text:style-name="P13"><text:span text:style-name="T7"><text:page-number>&lt;číslo&gt;</text:page-number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Kam za Pythonem?&#10;Zdroje a výukové materiály o Pythonu" draw:style-name="dp1" draw:master-page-name="Výchozí">
        <office:forms form:automatic-focus="false" form:apply-design-mode="false"/>
        <draw:frame draw:name="Nadpis 1" presentation:style-name="pr6" draw:text-style-name="P16" draw:layer="layout" svg:width="19.43cm" svg:height="1.599cm" svg:x="1.27cm" svg:y="1.124cm" presentation:class="title" presentation:user-transformed="true">
          <draw:text-box>
            <text:p text:style-name="P15"><text:span text:style-name="T8">Kam za Pythonem?</text:span><text:span text:style-name="T8"><text:line-break/></text:span><text:span text:style-name="T9">Zdroje a výukové materiály o Pythonu</text:span></text:p>
          </draw:text-box>
        </draw:frame>
        <draw:frame draw:name="Zástupný symbol pro obsah 2" presentation:style-name="pr15" draw:text-style-name="P12" draw:layer="layout" svg:width="21.23cm" svg:height="13.801cm" svg:x="1.27cm" svg:y="3.724cm" presentation:class="outline" presentation:user-transformed="true">
          <draw:text-box>
            <text:list text:style-name="L2">
              <text:list-item>
                <text:p text:style-name="P7"><text:span text:style-name="T5">Výukový kurz online</text:span></text:p>
                <text:list>
                  <text:list-item>
                    <text:p text:style-name="P33"><text:span text:style-name="T6">Interaktivní kurz online (včetně interpreteru a úkolů)</text:span></text:p>
                  </text:list-item>
                  <text:list-item>
                    <text:p text:style-name="P18"><text:span text:style-name="T6"><text:a xlink:href="https://www.codecademy.com/learn/learn-python" xlink:type="simple">https://www.codecademy.com/learn/learn-python</text:a></text:span><text:span text:style-name="T6"><text:s/></text:span></text:p>
                  </text:list-item>
                </text:list>
              </text:list-item>
              <text:list-item>
                <text:p text:style-name="P34"><text:span text:style-name="T5">Česká komunita kolem Pythonu</text:span></text:p>
                <text:list>
                  <text:list-item>
                    <text:p text:style-name="P33"><text:span text:style-name="T6"><text:a xlink:href="http://www.py.cz/FrontPage" xlink:type="simple">http://www.py.cz/FrontPage</text:a></text:span><text:span text:style-name="T6"><text:s/></text:span></text:p>
                  </text:list-item>
                </text:list>
              </text:list-item>
              <text:list-item>
                <text:p text:style-name="P35"><text:span text:style-name="T5">Python v kostce</text:span></text:p>
                <text:list>
                  <text:list-item>
                    <text:p text:style-name="P33"><text:span text:style-name="T6">Výborný stručný, ale výstižný zdroj v češtině</text:span></text:p>
                  </text:list-item>
                  <text:list-item>
                    <text:p text:style-name="P18"><text:span text:style-name="T6"><text:a xlink:href="https://www.sallyx.org/sally/python/" xlink:type="simple">https://www.sallyx.org/sally/python/</text:a></text:span><text:span text:style-name="T6"><text:s/></text:span></text:p>
                  </text:list-item>
                </text:list>
              </text:list-item>
              <text:list-item>
                <text:p text:style-name="P35"><text:span text:style-name="T5">Ponořte se do Pythonu</text:span></text:p>
                <text:list>
                  <text:list-item>
                    <text:p text:style-name="P33"><text:span text:style-name="T6">V češtině pouze pro Python 3</text:span></text:p>
                  </text:list-item>
                  <text:list-item>
                    <text:p text:style-name="P18"><text:span text:style-name="T6">Volně ke stažení (z edice CZ.NIC)</text:span></text:p>
                  </text:list-item>
                  <text:list-item>
                    <text:p text:style-name="P18"><text:span text:style-name="T6"><text:a xlink:href="http://diveintopython3.py.cz/index.html" xlink:type="simple">http://diveintopython3.py.cz/index.html</text:a></text:span><text:span text:style-name="T6"><text:s/></text:span></text:p>
                  </text:list-item>
                </text:list>
              </text:list-item>
              <text:list-item>
                <text:p text:style-name="P35"><text:span text:style-name="T5">PyLadies</text:span></text:p>
                <text:list>
                  <text:list-item>
                    <text:p text:style-name="P33"><text:span text:style-name="T6">Český kurz Pythonu</text:span></text:p>
                  </text:list-item>
                  <text:list-item>
                    <text:p text:style-name="P18"><text:span text:style-name="T6"><text:a xlink:href="http://naucse.python.cz/course/pyladies" xlink:type="simple">http://naucse.python.cz/course/pyladies</text:a></text:span></text:p>
                  </text:list-item>
                </text:list>
              </text:list-item>
              <text:list-item>
                <text:p text:style-name="P35"><text:span text:style-name="T5">Oficiální web projektu</text:span></text:p>
                <text:list>
                  <text:list-item>
                    <text:p text:style-name="P33"><text:span text:style-name="T6">Včetně špičkové dokumentace (i offline v základní instalaci)</text:span></text:p>
                  </text:list-item>
                  <text:list-item>
                    <text:p text:style-name="P18"><text:span text:style-name="T6"><text:a xlink:href="http://python.org/" xlink:type="simple">http://python.org</text:a></text:span></text:p>
                  </text:list-item>
                </text:list>
              </text:list-item>
            </text:list>
          </draw:text-box>
        </draw:frame>
        <draw:frame draw:name="Zástupný symbol pro číslo snímku 3" presentation:style-name="pr5" draw:text-style-name="P14" draw:layer="layout" svg:width="1.228cm" svg:height="1.013cm" svg:x="22.758cm" svg:y="17.112cm" presentation:class="page-number" presentation:user-transformed="true">
          <draw:text-box>
            <text:p text:style-name="P13"><text:span text:style-name="T7"><text:page-number>&lt;číslo&gt;</text:page-number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Výchozí">
        <office:forms form:automatic-focus="false" form:apply-design-mode="false"/>
        <draw:frame draw:name="Slide Number Placeholder 1" presentation:style-name="pr16" draw:text-style-name="P36" draw:layer="layout" svg:width="1.228cm" svg:height="1.013cm" svg:x="22.758cm" svg:y="17.112cm" presentation:class="page-number" presentation:user-transformed="true">
          <draw:text-box>
            <text:p text:style-name="P13"><text:span text:style-name="T7"><text:page-number>&lt;číslo&gt;</text:page-number></text:span></text:p>
          </draw:text-box>
        </draw:frame>
        <draw:custom-shape draw:name="TextBox 2" draw:style-name="gr2" draw:text-style-name="P38" draw:layer="layout" svg:width="25.399cm" svg:height="2.282cm" svg:x="0cm" svg:y="7.925cm">
          <text:p text:style-name="P37"><text:span text:style-name="T34">Otázky</text:span><text:span text:style-name="T35">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2" presentation:class="page"/>
          <draw:frame presentation:style-name="pr3" draw:text-style-name="P3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Zdroje" draw:style-name="dp1" draw:master-page-name="Výchozí">
        <office:forms form:automatic-focus="false" form:apply-design-mode="false"/>
        <draw:frame draw:name="Nadpis 1" presentation:style-name="pr6" draw:text-style-name="P16" draw:layer="layout" svg:width="19.43cm" svg:height="1.599cm" svg:x="1.27cm" svg:y="1.124cm" presentation:class="title" presentation:user-transformed="true">
          <draw:text-box>
            <text:p text:style-name="P15"><text:span text:style-name="T36">Zdroje</text:span></text:p>
          </draw:text-box>
        </draw:frame>
        <draw:frame draw:name="Zástupný symbol pro číslo snímku 3" presentation:style-name="pr5" draw:text-style-name="P14" draw:layer="layout" svg:width="1.228cm" svg:height="1.013cm" svg:x="22.758cm" svg:y="17.112cm" presentation:class="page-number" presentation:user-transformed="true">
          <draw:text-box>
            <text:p text:style-name="P13"><text:span text:style-name="T7"><text:page-number>&lt;číslo&gt;</text:page-number></text:span></text:p>
          </draw:text-box>
        </draw:frame>
        <draw:frame draw:style-name="gr3" draw:text-style-name="P41" draw:layer="layout" svg:width="22cm" svg:height="9.818cm" svg:x="2cm" svg:y="4cm">
          <draw:text-box>
            <text:list text:style-name="L7">
              <text:list-item>
                <text:p text:style-name="P40"><text:span text:style-name="T37"><text:s/></text:span><text:span text:style-name="T37"><text:a xlink:href="https://docs.python.org/3/license.html" xlink:type="simple">https://docs.python.org/3/license.html</text:a></text:span></text:p>
              </text:list-item>
              <text:list-item>
                <text:p text:style-name="P40"><text:span text:style-name="T37"><text:s/></text:span><text:span text:style-name="T37"><text:a xlink:href="https://pythonclock.org/" xlink:type="simple">https://pythonclock.org/</text:a></text:span></text:p>
              </text:list-item>
              <text:list-item>
                <text:p text:style-name="P40"><text:span text:style-name="T37"><text:s/></text:span><text:span text:style-name="T37"><text:a xlink:href="http://python.org/" xlink:type="simple">http://python.org</text:a></text:span><text:span text:style-name="T37"><text:s/></text:span></text:p>
              </text:list-item>
              <text:list-item>
                <text:p text:style-name="P40"><text:span text:style-name="T37"><text:s/></text:span><text:span text:style-name="T37"><text:a xlink:href="http://ironpython.net/" xlink:type="simple">http://ironpython.net/</text:a></text:span><text:span text:style-name="T37"><text:s/></text:span></text:p>
              </text:list-item>
              <text:list-item>
                <text:p text:style-name="P40"><text:span text:style-name="T37"><text:s/></text:span><text:span text:style-name="T37"><text:a xlink:href="http://www.jython.org/" xlink:type="simple">http://www.jython.org</text:a>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utura T OT1" svg:font-family="'Futura T OT'"/>
    <style:font-face style:name="Futura T OT Light1" svg:font-family="'Futura T OT Light'"/>
    <style:font-face style:name="Courier New" svg:font-family="'Courier New'" style:font-family-generic="modern" style:font-pitch="fixed"/>
    <style:font-face style:name="Comfortaa" svg:font-family="Comfortaa" style:font-adornments="Běžné" style:font-pitch="variable"/>
    <style:font-face style:name="Wingdings" svg:font-family="Wingdings" style:font-pitch="variable"/>
    <style:font-face style:name="Futura T OT" svg:font-family="'Futura T OT'" style:font-family-generic="modern" style:font-pitch="variable"/>
    <style:font-face style:name="Futura T OT Light" svg:font-family="'Futura T OT Light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Knižní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ýchozí_5f_1" style:display-name="Výchozí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ýchozí_5f_1" style:display-name="Výchozí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bez_20_výplně_20_a_20_obrysu_5f_1" style:display-name="Objekt bez výplně a obrysu_1" style:family="graphic" style:parent-style-name="Výchozí_5f_1">
      <style:graphic-properties draw:stroke="none" draw:fill="none"/>
    </style:style>
    <style:style style:name="Úvodní_20_snímek_20_1-background" style:display-name="Úvodní snímek 1-background" style:family="presentation">
      <style:graphic-properties draw:stroke="none" draw:fill="solid" draw:fill-color="#ffffff"/>
      <style:text-properties style:letter-kerning="true"/>
    </style:style>
    <style:style style:name="Úvodní_20_snímek_20_1-backgroundobjects" style:display-name="Úvodní snímek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Úvodní_20_snímek_20_1-notes" style:display-name="Úvodní snímek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Úvodní_20_snímek_20_1-outline1" style:display-name="Úvodní snímek 1-outline1" style:family="presentation">
      <style:graphic-properties draw:stroke="none" draw:fill="none" draw:auto-grow-height="false" draw:fit-to-size="shrink-to-fit" style:shrink-to-fit="true">
        <text:list-style style:name="Úvodní_20_snímek_20_1-outline1" style:display-name="Úvodní snímek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303030" style:text-outline="false" style:text-line-through-style="none" style:text-line-through-type="none" style:text-position="0% 100%" style:font-name="Futura T OT Light" fo:font-family="'Futura T OT Light'" style:font-family-generic="modern" style:font-pitch="variable" fo:font-size="18pt" fo:letter-spacing="normal" fo:language="cs" fo:country="CZ" fo:font-style="normal" fo:text-shadow="none" style:text-underline-style="none" fo:font-weight="bold" style:letter-kerning="true" fo:background-color="transparent" style:font-name-asian="Source Han Sans CN Regular" style:font-family-asian="'Source Han Sans CN Regular'" style:font-family-generic-asian="system" style:font-pitch-asian="variable" style:font-size-asian="18pt" style:language-asian="cs" style:country-asian="CZ" style:font-style-asian="normal" style:font-weight-asian="bold" style:font-name-complex="Lohit Devanagari" style:font-family-complex="'Lohit Devanagari'" style:font-family-generic-complex="system" style:font-pitch-complex="variable" style:font-size-complex="18pt" style:language-complex="cs" style:country-complex="CZ" style:font-style-complex="normal" style:font-weight-complex="bold" style:text-emphasize="none" style:font-relief="none" style:text-overline-style="none" style:text-overline-color="font-color" fo:hyphenate="false"/>
    </style:style>
    <style:style style:name="Úvodní_20_snímek_20_1-outline2" style:display-name="Úvodní snímek 1-outline2" style:family="presentation" style:parent-style-name="Úvodní_20_snímek_20_1-outline1">
      <style:paragraph-properties fo:margin-top="0.4cm" fo:margin-bottom="0cm" fo:line-height="100%" fo:text-align="start" style:punctuation-wrap="hanging"/>
      <style:text-properties fo:font-variant="normal" fo:text-transform="none" fo:color="#303030" style:text-line-through-style="none" style:text-line-through-type="none" style:text-position="0% 100%" style:font-name="Futura T OT Light" fo:font-family="'Futura T OT Light'" style:font-family-generic="modern" style:font-pitch="variable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Úvodní_20_snímek_20_1-outline3" style:display-name="Úvodní snímek 1-outline3" style:family="presentation" style:parent-style-name="Úvodní_20_snímek_20_1-outline2">
      <style:paragraph-properties fo:margin-top="0.3cm" fo:margin-bottom="0cm" fo:line-height="100%" fo:text-align="start" style:punctuation-wrap="hanging"/>
      <style:text-properties fo:font-variant="normal" fo:text-transform="none" fo:color="#303030" style:text-line-through-style="none" style:text-line-through-type="none" style:text-position="0% 100%" style:font-name="Futura T OT Light" fo:font-family="'Futura T OT Light'" style:font-family-generic="modern" style:font-pitch="variable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Úvodní_20_snímek_20_1-outline4" style:display-name="Úvodní snímek 1-outline4" style:family="presentation" style:parent-style-name="Úvodní_20_snímek_20_1-outline3">
      <style:paragraph-properties fo:margin-top="0.2cm" fo:margin-bottom="0cm" fo:line-height="100%" fo:text-align="start" style:punctuation-wrap="hanging"/>
      <style:text-properties fo:font-variant="normal" fo:text-transform="none" fo:color="#303030" style:text-line-through-style="none" style:text-line-through-type="none" style:text-position="0% 100%" style:font-name="Futura T OT Light" fo:font-family="'Futura T OT Light'" style:font-family-generic="modern" style:font-pitch="variable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Úvodní_20_snímek_20_1-outline5" style:display-name="Úvodní snímek 1-outline5" style:family="presentation" style:parent-style-name="Úvodní_20_snímek_20_1-outline4">
      <style:paragraph-properties fo:margin-top="0.1cm" fo:margin-bottom="0cm"/>
      <style:text-properties fo:font-size="20pt" style:font-size-asian="20pt" style:font-size-complex="20pt"/>
    </style:style>
    <style:style style:name="Úvodní_20_snímek_20_1-outline6" style:display-name="Úvodní snímek 1-outline6" style:family="presentation" style:parent-style-name="Úvodní_20_snímek_20_1-outline5">
      <style:paragraph-properties fo:margin-top="0.1cm" fo:margin-bottom="0cm"/>
      <style:text-properties fo:font-size="20pt" style:font-size-asian="20pt" style:font-size-complex="20pt"/>
    </style:style>
    <style:style style:name="Úvodní_20_snímek_20_1-outline7" style:display-name="Úvodní snímek 1-outline7" style:family="presentation" style:parent-style-name="Úvodní_20_snímek_20_1-outline6">
      <style:paragraph-properties fo:margin-top="0.1cm" fo:margin-bottom="0cm"/>
      <style:text-properties fo:font-size="20pt" style:font-size-asian="20pt" style:font-size-complex="20pt"/>
    </style:style>
    <style:style style:name="Úvodní_20_snímek_20_1-outline8" style:display-name="Úvodní snímek 1-outline8" style:family="presentation" style:parent-style-name="Úvodní_20_snímek_20_1-outline7">
      <style:paragraph-properties fo:margin-top="0.1cm" fo:margin-bottom="0cm"/>
      <style:text-properties fo:font-size="20pt" style:font-size-asian="20pt" style:font-size-complex="20pt"/>
    </style:style>
    <style:style style:name="Úvodní_20_snímek_20_1-outline9" style:display-name="Úvodní snímek 1-outline9" style:family="presentation" style:parent-style-name="Úvodní_20_snímek_20_1-outline8">
      <style:paragraph-properties fo:margin-top="0.1cm" fo:margin-bottom="0cm"/>
      <style:text-properties fo:font-size="20pt" style:font-size-asian="20pt" style:font-size-complex="20pt"/>
    </style:style>
    <style:style style:name="Úvodní_20_snímek_20_1-subtitle" style:display-name="Úvodní snímek 1-subtitle" style:family="presentation">
      <style:graphic-properties draw:stroke="none" draw:fill="none" draw:textarea-vertical-align="middle">
        <text:list-style style:name="Úvodní_20_snímek_20_1-subtitle" style:display-name="Úvodní snímek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Úvodní_20_snímek_20_1-title" style:display-name="Úvodní snímek 1-title" style:family="presentation">
      <style:graphic-properties draw:stroke="none" draw:fill="none" draw:textarea-vertical-align="middle">
        <text:list-style style:name="Úvodní_20_snímek_20_1-title" style:display-name="Úvodní snímek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303030" style:text-outline="false" style:text-line-through-style="none" style:text-line-through-type="none" style:text-position="0% 100%" style:font-name="Futura T OT Light1" fo:font-family="'Futura T OT Light'" fo:font-size="18pt" fo:letter-spacing="normal" fo:language="cs" fo:country="CZ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18pt" style:language-asian="cs" style:country-asian="CZ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cs" style:country-complex="CZ" style:font-style-complex="normal" style:font-weight-complex="normal" style:text-emphasize="none" style:font-relief="none" style:text-overline-style="none" style:text-overline-color="font-color" fo:hyphenate="false"/>
    </style:style>
    <style:style style:name="Nadpis_20_a_20_obsah_20_-_20_logoup-background" style:display-name="Nadpis a obsah - logoup-background" style:family="presentation">
      <style:graphic-properties draw:stroke="none" draw:fill="solid" draw:fill-color="#ffffff"/>
      <style:text-properties style:letter-kerning="true"/>
    </style:style>
    <style:style style:name="Nadpis_20_a_20_obsah_20_-_20_logoup-backgroundobjects" style:display-name="Nadpis a obsah - logoup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adpis_20_a_20_obsah_20_-_20_logoup-notes" style:display-name="Nadpis a obsah - logoup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adpis_20_a_20_obsah_20_-_20_logoup-outline1" style:display-name="Nadpis a obsah - logoup-outline1" style:family="presentation">
      <style:graphic-properties draw:stroke="none" draw:fill="none" draw:auto-grow-height="false" draw:fit-to-size="shrink-to-fit" style:shrink-to-fit="true">
        <text:list-style style:name="Nadpis_20_a_20_obsah_20_-_20_logoup-outline1" style:display-name="Nadpis a obsah - logoup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303030" style:text-outline="false" style:text-line-through-style="none" style:text-line-through-type="none" style:text-position="0% 100%" style:font-name="Futura T OT Light" fo:font-family="'Futura T OT Light'" style:font-family-generic="modern" style:font-pitch="variable" fo:font-size="18pt" fo:letter-spacing="normal" fo:language="cs" fo:country="CZ" fo:font-style="normal" fo:text-shadow="none" style:text-underline-style="none" fo:font-weight="bold" style:letter-kerning="true" fo:background-color="transparent" style:font-name-asian="Source Han Sans CN Regular" style:font-family-asian="'Source Han Sans CN Regular'" style:font-family-generic-asian="system" style:font-pitch-asian="variable" style:font-size-asian="18pt" style:language-asian="cs" style:country-asian="CZ" style:font-style-asian="normal" style:font-weight-asian="bold" style:font-name-complex="Lohit Devanagari" style:font-family-complex="'Lohit Devanagari'" style:font-family-generic-complex="system" style:font-pitch-complex="variable" style:font-size-complex="18pt" style:language-complex="cs" style:country-complex="CZ" style:font-style-complex="normal" style:font-weight-complex="bold" style:text-emphasize="none" style:font-relief="none" style:text-overline-style="none" style:text-overline-color="font-color" fo:hyphenate="false"/>
    </style:style>
    <style:style style:name="Nadpis_20_a_20_obsah_20_-_20_logoup-outline2" style:display-name="Nadpis a obsah - logoup-outline2" style:family="presentation" style:parent-style-name="Nadpis_20_a_20_obsah_20_-_20_logoup-outline1">
      <style:paragraph-properties fo:margin-top="0.4cm" fo:margin-bottom="0cm" fo:line-height="100%" fo:text-align="start" style:punctuation-wrap="hanging"/>
      <style:text-properties fo:font-variant="normal" fo:text-transform="none" fo:color="#303030" style:text-line-through-style="none" style:text-line-through-type="none" style:text-position="0% 100%" style:font-name="Futura T OT Light" fo:font-family="'Futura T OT Light'" style:font-family-generic="modern" style:font-pitch="variable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Nadpis_20_a_20_obsah_20_-_20_logoup-outline3" style:display-name="Nadpis a obsah - logoup-outline3" style:family="presentation" style:parent-style-name="Nadpis_20_a_20_obsah_20_-_20_logoup-outline2">
      <style:paragraph-properties fo:margin-top="0.3cm" fo:margin-bottom="0cm" fo:line-height="100%" fo:text-align="start" style:punctuation-wrap="hanging"/>
      <style:text-properties fo:font-variant="normal" fo:text-transform="none" fo:color="#303030" style:text-line-through-style="none" style:text-line-through-type="none" style:text-position="0% 100%" style:font-name="Futura T OT Light" fo:font-family="'Futura T OT Light'" style:font-family-generic="modern" style:font-pitch="variable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Nadpis_20_a_20_obsah_20_-_20_logoup-outline4" style:display-name="Nadpis a obsah - logoup-outline4" style:family="presentation" style:parent-style-name="Nadpis_20_a_20_obsah_20_-_20_logoup-outline3">
      <style:paragraph-properties fo:margin-top="0.2cm" fo:margin-bottom="0cm" fo:line-height="100%" fo:text-align="start" style:punctuation-wrap="hanging"/>
      <style:text-properties fo:font-variant="normal" fo:text-transform="none" fo:color="#303030" style:text-line-through-style="none" style:text-line-through-type="none" style:text-position="0% 100%" style:font-name="Futura T OT Light" fo:font-family="'Futura T OT Light'" style:font-family-generic="modern" style:font-pitch="variable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Nadpis_20_a_20_obsah_20_-_20_logoup-outline5" style:display-name="Nadpis a obsah - logoup-outline5" style:family="presentation" style:parent-style-name="Nadpis_20_a_20_obsah_20_-_20_logoup-outline4">
      <style:paragraph-properties fo:margin-top="0.1cm" fo:margin-bottom="0cm"/>
      <style:text-properties fo:font-size="20pt" style:font-size-asian="20pt" style:font-size-complex="20pt"/>
    </style:style>
    <style:style style:name="Nadpis_20_a_20_obsah_20_-_20_logoup-outline6" style:display-name="Nadpis a obsah - logoup-outline6" style:family="presentation" style:parent-style-name="Nadpis_20_a_20_obsah_20_-_20_logoup-outline5">
      <style:paragraph-properties fo:margin-top="0.1cm" fo:margin-bottom="0cm"/>
      <style:text-properties fo:font-size="20pt" style:font-size-asian="20pt" style:font-size-complex="20pt"/>
    </style:style>
    <style:style style:name="Nadpis_20_a_20_obsah_20_-_20_logoup-outline7" style:display-name="Nadpis a obsah - logoup-outline7" style:family="presentation" style:parent-style-name="Nadpis_20_a_20_obsah_20_-_20_logoup-outline6">
      <style:paragraph-properties fo:margin-top="0.1cm" fo:margin-bottom="0cm"/>
      <style:text-properties fo:font-size="20pt" style:font-size-asian="20pt" style:font-size-complex="20pt"/>
    </style:style>
    <style:style style:name="Nadpis_20_a_20_obsah_20_-_20_logoup-outline8" style:display-name="Nadpis a obsah - logoup-outline8" style:family="presentation" style:parent-style-name="Nadpis_20_a_20_obsah_20_-_20_logoup-outline7">
      <style:paragraph-properties fo:margin-top="0.1cm" fo:margin-bottom="0cm"/>
      <style:text-properties fo:font-size="20pt" style:font-size-asian="20pt" style:font-size-complex="20pt"/>
    </style:style>
    <style:style style:name="Nadpis_20_a_20_obsah_20_-_20_logoup-outline9" style:display-name="Nadpis a obsah - logoup-outline9" style:family="presentation" style:parent-style-name="Nadpis_20_a_20_obsah_20_-_20_logoup-outline8">
      <style:paragraph-properties fo:margin-top="0.1cm" fo:margin-bottom="0cm"/>
      <style:text-properties fo:font-size="20pt" style:font-size-asian="20pt" style:font-size-complex="20pt"/>
    </style:style>
    <style:style style:name="Nadpis_20_a_20_obsah_20_-_20_logoup-subtitle" style:display-name="Nadpis a obsah - logoup-subtitle" style:family="presentation">
      <style:graphic-properties draw:stroke="none" draw:fill="none" draw:textarea-vertical-align="middle">
        <text:list-style style:name="Nadpis_20_a_20_obsah_20_-_20_logoup-subtitle" style:display-name="Nadpis a obsah - logoup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adpis_20_a_20_obsah_20_-_20_logoup-title" style:display-name="Nadpis a obsah - logoup-title" style:family="presentation">
      <style:graphic-properties draw:stroke="none" draw:fill="none" draw:textarea-vertical-align="middle">
        <text:list-style style:name="Nadpis_20_a_20_obsah_20_-_20_logoup-title" style:display-name="Nadpis a obsah - logoup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303030" style:text-outline="false" style:text-line-through-style="none" style:text-line-through-type="none" style:text-position="0% 100%" style:font-name="Futura T OT Light1" fo:font-family="'Futura T OT Light'" fo:font-size="18pt" fo:letter-spacing="normal" fo:language="cs" fo:country="CZ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18pt" style:language-asian="cs" style:country-asian="CZ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cs" style:country-complex="CZ" style:font-style-complex="normal" style:font-weight-complex="normal" style:text-emphasize="none" style:font-relief="none" style:text-overline-style="none" style:text-overline-color="font-color" fo:hyphenate="false"/>
    </style:style>
    <style:style style:name="Prázdný_20_-_20_logoup-background" style:display-name="Prázdný - logoup-background" style:family="presentation">
      <style:graphic-properties draw:stroke="none" draw:fill="solid" draw:fill-color="#ffffff"/>
      <style:text-properties style:letter-kerning="true"/>
    </style:style>
    <style:style style:name="Prázdný_20_-_20_logoup-backgroundobjects" style:display-name="Prázdný - logoup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ázdný_20_-_20_logoup-notes" style:display-name="Prázdný - logoup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ázdný_20_-_20_logoup-outline1" style:display-name="Prázdný - logoup-outline1" style:family="presentation">
      <style:graphic-properties draw:stroke="none" draw:fill="none" draw:auto-grow-height="false" draw:fit-to-size="shrink-to-fit" style:shrink-to-fit="true">
        <text:list-style style:name="Prázdný_20_-_20_logoup-outline1" style:display-name="Prázdný - logoup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303030" style:text-outline="false" style:text-line-through-style="none" style:text-line-through-type="none" style:text-position="0% 100%" style:font-name="Futura T OT Light" fo:font-family="'Futura T OT Light'" style:font-family-generic="modern" style:font-pitch="variable" fo:font-size="18pt" fo:letter-spacing="normal" fo:language="cs" fo:country="CZ" fo:font-style="normal" fo:text-shadow="none" style:text-underline-style="none" fo:font-weight="bold" style:letter-kerning="true" fo:background-color="transparent" style:font-name-asian="Source Han Sans CN Regular" style:font-family-asian="'Source Han Sans CN Regular'" style:font-family-generic-asian="system" style:font-pitch-asian="variable" style:font-size-asian="18pt" style:language-asian="cs" style:country-asian="CZ" style:font-style-asian="normal" style:font-weight-asian="bold" style:font-name-complex="Lohit Devanagari" style:font-family-complex="'Lohit Devanagari'" style:font-family-generic-complex="system" style:font-pitch-complex="variable" style:font-size-complex="18pt" style:language-complex="cs" style:country-complex="CZ" style:font-style-complex="normal" style:font-weight-complex="bold" style:text-emphasize="none" style:font-relief="none" style:text-overline-style="none" style:text-overline-color="font-color" fo:hyphenate="false"/>
    </style:style>
    <style:style style:name="Prázdný_20_-_20_logoup-outline2" style:display-name="Prázdný - logoup-outline2" style:family="presentation" style:parent-style-name="Prázdný_20_-_20_logoup-outline1">
      <style:paragraph-properties fo:margin-top="0.4cm" fo:margin-bottom="0cm" fo:line-height="100%" fo:text-align="start" style:punctuation-wrap="hanging"/>
      <style:text-properties fo:font-variant="normal" fo:text-transform="none" fo:color="#303030" style:text-line-through-style="none" style:text-line-through-type="none" style:text-position="0% 100%" style:font-name="Futura T OT Light" fo:font-family="'Futura T OT Light'" style:font-family-generic="modern" style:font-pitch="variable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rázdný_20_-_20_logoup-outline3" style:display-name="Prázdný - logoup-outline3" style:family="presentation" style:parent-style-name="Prázdný_20_-_20_logoup-outline2">
      <style:paragraph-properties fo:margin-top="0.3cm" fo:margin-bottom="0cm" fo:line-height="100%" fo:text-align="start" style:punctuation-wrap="hanging"/>
      <style:text-properties fo:font-variant="normal" fo:text-transform="none" fo:color="#303030" style:text-line-through-style="none" style:text-line-through-type="none" style:text-position="0% 100%" style:font-name="Futura T OT Light" fo:font-family="'Futura T OT Light'" style:font-family-generic="modern" style:font-pitch="variable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rázdný_20_-_20_logoup-outline4" style:display-name="Prázdný - logoup-outline4" style:family="presentation" style:parent-style-name="Prázdný_20_-_20_logoup-outline3">
      <style:paragraph-properties fo:margin-top="0.2cm" fo:margin-bottom="0cm" fo:line-height="100%" fo:text-align="start" style:punctuation-wrap="hanging"/>
      <style:text-properties fo:font-variant="normal" fo:text-transform="none" fo:color="#303030" style:text-line-through-style="none" style:text-line-through-type="none" style:text-position="0% 100%" style:font-name="Futura T OT Light" fo:font-family="'Futura T OT Light'" style:font-family-generic="modern" style:font-pitch="variable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rázdný_20_-_20_logoup-outline5" style:display-name="Prázdný - logoup-outline5" style:family="presentation" style:parent-style-name="Prázdný_20_-_20_logoup-outline4">
      <style:paragraph-properties fo:margin-top="0.1cm" fo:margin-bottom="0cm"/>
      <style:text-properties fo:font-size="20pt" style:font-size-asian="20pt" style:font-size-complex="20pt"/>
    </style:style>
    <style:style style:name="Prázdný_20_-_20_logoup-outline6" style:display-name="Prázdný - logoup-outline6" style:family="presentation" style:parent-style-name="Prázdný_20_-_20_logoup-outline5">
      <style:paragraph-properties fo:margin-top="0.1cm" fo:margin-bottom="0cm"/>
      <style:text-properties fo:font-size="20pt" style:font-size-asian="20pt" style:font-size-complex="20pt"/>
    </style:style>
    <style:style style:name="Prázdný_20_-_20_logoup-outline7" style:display-name="Prázdný - logoup-outline7" style:family="presentation" style:parent-style-name="Prázdný_20_-_20_logoup-outline6">
      <style:paragraph-properties fo:margin-top="0.1cm" fo:margin-bottom="0cm"/>
      <style:text-properties fo:font-size="20pt" style:font-size-asian="20pt" style:font-size-complex="20pt"/>
    </style:style>
    <style:style style:name="Prázdný_20_-_20_logoup-outline8" style:display-name="Prázdný - logoup-outline8" style:family="presentation" style:parent-style-name="Prázdný_20_-_20_logoup-outline7">
      <style:paragraph-properties fo:margin-top="0.1cm" fo:margin-bottom="0cm"/>
      <style:text-properties fo:font-size="20pt" style:font-size-asian="20pt" style:font-size-complex="20pt"/>
    </style:style>
    <style:style style:name="Prázdný_20_-_20_logoup-outline9" style:display-name="Prázdný - logoup-outline9" style:family="presentation" style:parent-style-name="Prázdný_20_-_20_logoup-outline8">
      <style:paragraph-properties fo:margin-top="0.1cm" fo:margin-bottom="0cm"/>
      <style:text-properties fo:font-size="20pt" style:font-size-asian="20pt" style:font-size-complex="20pt"/>
    </style:style>
    <style:style style:name="Prázdný_20_-_20_logoup-subtitle" style:display-name="Prázdný - logoup-subtitle" style:family="presentation">
      <style:graphic-properties draw:stroke="none" draw:fill="none" draw:textarea-vertical-align="middle">
        <text:list-style style:name="Prázdný_20_-_20_logoup-subtitle" style:display-name="Prázdný - logoup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ázdný_20_-_20_logoup-title" style:display-name="Prázdný - logoup-title" style:family="presentation">
      <style:graphic-properties draw:stroke="none" draw:fill="none" draw:textarea-vertical-align="middle">
        <text:list-style style:name="Prázdný_20_-_20_logoup-title" style:display-name="Prázdný - logoup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303030" style:text-outline="false" style:text-line-through-style="none" style:text-line-through-type="none" style:text-position="0% 100%" style:font-name="Futura T OT Light1" fo:font-family="'Futura T OT Light'" fo:font-size="18pt" fo:letter-spacing="normal" fo:language="cs" fo:country="CZ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18pt" style:language-asian="cs" style:country-asian="CZ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cs" style:country-complex="CZ" style:font-style-complex="normal" style:font-weight-complex="normal" style:text-emphasize="none" style:font-relief="none" style:text-overline-style="none" style:text-overline-color="font-color" fo:hyphenate="false"/>
    </style:style>
    <style:style style:name="Výchozí-background" style:family="presentation">
      <style:graphic-properties draw:stroke="none" draw:fill="none"/>
      <style:text-properties style:letter-kerning="true"/>
    </style:style>
    <style:style style:name="Výchoz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ýchoz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Výchozí-outline1" style:family="presentation">
      <style:graphic-properties draw:stroke="none" draw:fill="none" draw:auto-grow-height="false" draw:fit-to-size="shrink-to-fit" style:shrink-to-fit="true">
        <text:list-style style:name="Výchoz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0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8.7000007629395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outline2" style:family="presentation" style:parent-style-name="Výchozí-outline1">
      <style:paragraph-properties fo:margin-left="0cm" fo:margin-right="0cm" fo:margin-top="0.483cm" fo:margin-bottom="0cm" fo:text-indent="0cm"/>
      <style:text-properties fo:font-size="33.7999992370605pt" style:font-size-asian="28pt" style:font-size-complex="28pt"/>
    </style:style>
    <style:style style:name="Výchozí-outline3" style:family="presentation" style:parent-style-name="Výchozí-outline2">
      <style:paragraph-properties fo:margin-left="0cm" fo:margin-right="0cm" fo:margin-top="0.362cm" fo:margin-bottom="0cm" fo:text-indent="0cm"/>
      <style:text-properties fo:font-size="29pt" style:font-size-asian="24pt" style:font-size-complex="24pt"/>
    </style:style>
    <style:style style:name="Výchozí-outline4" style:family="presentation" style:parent-style-name="Výchozí-outline3">
      <style:paragraph-properties fo:margin-left="0cm" fo:margin-right="0cm" fo:margin-top="0.241cm" fo:margin-bottom="0cm" fo:text-indent="0cm"/>
      <style:text-properties fo:font-size="24.2000007629395pt" style:font-size-asian="20pt" style:font-size-complex="20pt"/>
    </style:style>
    <style:style style:name="Výchozí-outline5" style:family="presentation" style:parent-style-name="Výchozí-outline4">
      <style:paragraph-properties fo:margin-left="0cm" fo:margin-right="0cm" fo:margin-top="0.12cm" fo:margin-bottom="0cm" fo:text-indent="0cm"/>
      <style:text-properties fo:font-size="24.2000007629395pt" style:font-size-asian="20pt" style:font-size-complex="20pt"/>
    </style:style>
    <style:style style:name="Výchozí-outline6" style:family="presentation" style:parent-style-name="Výchozí-outline5">
      <style:paragraph-properties fo:margin-left="0cm" fo:margin-right="0cm" fo:margin-top="0.12cm" fo:margin-bottom="0cm" fo:text-indent="0cm"/>
      <style:text-properties fo:font-size="24.2000007629395pt" style:font-size-asian="20pt" style:font-size-complex="20pt"/>
    </style:style>
    <style:style style:name="Výchozí-outline7" style:family="presentation" style:parent-style-name="Výchozí-outline6">
      <style:paragraph-properties fo:margin-left="0cm" fo:margin-right="0cm" fo:margin-top="0.12cm" fo:margin-bottom="0cm" fo:text-indent="0cm"/>
      <style:text-properties fo:font-size="24.2000007629395pt" style:font-size-asian="20pt" style:font-size-complex="20pt"/>
    </style:style>
    <style:style style:name="Výchozí-outline8" style:family="presentation" style:parent-style-name="Výchozí-outline7">
      <style:paragraph-properties fo:margin-left="0cm" fo:margin-right="0cm" fo:margin-top="0.12cm" fo:margin-bottom="0cm" fo:text-indent="0cm"/>
      <style:text-properties fo:font-size="24.2000007629395pt" style:font-size-asian="20pt" style:font-size-complex="20pt"/>
    </style:style>
    <style:style style:name="Výchozí-outline9" style:family="presentation" style:parent-style-name="Výchozí-outline8">
      <style:paragraph-properties fo:margin-left="0cm" fo:margin-right="0cm" fo:margin-top="0.12cm" fo:margin-bottom="0cm" fo:text-indent="0cm"/>
      <style:text-properties fo:font-size="24.2000007629395pt" style:font-size-asian="20pt" style:font-size-complex="20pt"/>
    </style:style>
    <style:style style:name="Výchozí-subtitle" style:family="presentation">
      <style:graphic-properties draw:stroke="none" draw:fill="none" draw:textarea-vertical-align="middle">
        <text:list-style style:name="Výchoz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style-name="Knižní" style:font-family-generic="swiss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title" style:family="presentation">
      <style:graphic-properties draw:stroke="none" draw:fill="none" draw:textarea-vertical-align="middle">
        <text:list-style style:name="Výchoz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Comfortaa" fo:font-family="Comfortaa" style:font-style-name="Běžné" style:font-pitch="variable" fo:font-size="36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ázdný_20_-_20_logoup_5f_-background" style:display-name="Prázdný - logoup_-background" style:family="presentation">
      <style:graphic-properties draw:stroke="none" draw:fill="solid" draw:fill-color="#ffffff"/>
      <style:text-properties style:letter-kerning="true"/>
    </style:style>
    <style:style style:name="Prázdný_20_-_20_logoup_5f_-backgroundobjects" style:display-name="Prázdný - logoup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ázdný_20_-_20_logoup_5f_-notes" style:display-name="Prázdný - logoup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ázdný_20_-_20_logoup_5f_-outline1" style:display-name="Prázdný - logoup_-outline1" style:family="presentation">
      <style:graphic-properties draw:stroke="none" draw:fill="none" draw:auto-grow-height="false" draw:fit-to-size="shrink-to-fit" style:shrink-to-fit="true">
        <text:list-style style:name="Prázdný_20_-_20_logoup_5f_-outline1" style:display-name="Prázdný - logoup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303030" style:text-outline="false" style:text-line-through-style="none" style:text-line-through-type="none" style:text-position="0% 100%" style:font-name="Futura T OT Light" fo:font-family="'Futura T OT Light'" style:font-family-generic="modern" style:font-pitch="variable" fo:font-size="18pt" fo:letter-spacing="normal" fo:language="cs" fo:country="CZ" fo:font-style="normal" fo:text-shadow="none" style:text-underline-style="none" fo:font-weight="bold" style:letter-kerning="true" fo:background-color="transparent" style:font-name-asian="Source Han Sans CN Regular" style:font-family-asian="'Source Han Sans CN Regular'" style:font-family-generic-asian="system" style:font-pitch-asian="variable" style:font-size-asian="18pt" style:language-asian="cs" style:country-asian="CZ" style:font-style-asian="normal" style:font-weight-asian="bold" style:font-name-complex="Lohit Devanagari" style:font-family-complex="'Lohit Devanagari'" style:font-family-generic-complex="system" style:font-pitch-complex="variable" style:font-size-complex="18pt" style:language-complex="cs" style:country-complex="CZ" style:font-style-complex="normal" style:font-weight-complex="bold" style:text-emphasize="none" style:font-relief="none" style:text-overline-style="none" style:text-overline-color="font-color" fo:hyphenate="false"/>
    </style:style>
    <style:style style:name="Prázdný_20_-_20_logoup_5f_-outline2" style:display-name="Prázdný - logoup_-outline2" style:family="presentation" style:parent-style-name="Prázdný_20_-_20_logoup_5f_-outline1">
      <style:paragraph-properties fo:margin-top="0.4cm" fo:margin-bottom="0cm" fo:line-height="100%" fo:text-align="start" style:punctuation-wrap="hanging"/>
      <style:text-properties fo:font-variant="normal" fo:text-transform="none" fo:color="#303030" style:text-line-through-style="none" style:text-line-through-type="none" style:text-position="0% 100%" style:font-name="Futura T OT Light" fo:font-family="'Futura T OT Light'" style:font-family-generic="modern" style:font-pitch="variable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rázdný_20_-_20_logoup_5f_-outline3" style:display-name="Prázdný - logoup_-outline3" style:family="presentation" style:parent-style-name="Prázdný_20_-_20_logoup_5f_-outline2">
      <style:paragraph-properties fo:margin-top="0.3cm" fo:margin-bottom="0cm" fo:line-height="100%" fo:text-align="start" style:punctuation-wrap="hanging"/>
      <style:text-properties fo:font-variant="normal" fo:text-transform="none" fo:color="#303030" style:text-line-through-style="none" style:text-line-through-type="none" style:text-position="0% 100%" style:font-name="Futura T OT Light" fo:font-family="'Futura T OT Light'" style:font-family-generic="modern" style:font-pitch="variable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rázdný_20_-_20_logoup_5f_-outline4" style:display-name="Prázdný - logoup_-outline4" style:family="presentation" style:parent-style-name="Prázdný_20_-_20_logoup_5f_-outline3">
      <style:paragraph-properties fo:margin-top="0.2cm" fo:margin-bottom="0cm" fo:line-height="100%" fo:text-align="start" style:punctuation-wrap="hanging"/>
      <style:text-properties fo:font-variant="normal" fo:text-transform="none" fo:color="#303030" style:text-line-through-style="none" style:text-line-through-type="none" style:text-position="0% 100%" style:font-name="Futura T OT Light" fo:font-family="'Futura T OT Light'" style:font-family-generic="modern" style:font-pitch="variable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rázdný_20_-_20_logoup_5f_-outline5" style:display-name="Prázdný - logoup_-outline5" style:family="presentation" style:parent-style-name="Prázdný_20_-_20_logoup_5f_-outline4">
      <style:paragraph-properties fo:margin-top="0.1cm" fo:margin-bottom="0cm"/>
      <style:text-properties fo:font-size="20pt" style:font-size-asian="20pt" style:font-size-complex="20pt"/>
    </style:style>
    <style:style style:name="Prázdný_20_-_20_logoup_5f_-outline6" style:display-name="Prázdný - logoup_-outline6" style:family="presentation" style:parent-style-name="Prázdný_20_-_20_logoup_5f_-outline5">
      <style:paragraph-properties fo:margin-top="0.1cm" fo:margin-bottom="0cm"/>
      <style:text-properties fo:font-size="20pt" style:font-size-asian="20pt" style:font-size-complex="20pt"/>
    </style:style>
    <style:style style:name="Prázdný_20_-_20_logoup_5f_-outline7" style:display-name="Prázdný - logoup_-outline7" style:family="presentation" style:parent-style-name="Prázdný_20_-_20_logoup_5f_-outline6">
      <style:paragraph-properties fo:margin-top="0.1cm" fo:margin-bottom="0cm"/>
      <style:text-properties fo:font-size="20pt" style:font-size-asian="20pt" style:font-size-complex="20pt"/>
    </style:style>
    <style:style style:name="Prázdný_20_-_20_logoup_5f_-outline8" style:display-name="Prázdný - logoup_-outline8" style:family="presentation" style:parent-style-name="Prázdný_20_-_20_logoup_5f_-outline7">
      <style:paragraph-properties fo:margin-top="0.1cm" fo:margin-bottom="0cm"/>
      <style:text-properties fo:font-size="20pt" style:font-size-asian="20pt" style:font-size-complex="20pt"/>
    </style:style>
    <style:style style:name="Prázdný_20_-_20_logoup_5f_-outline9" style:display-name="Prázdný - logoup_-outline9" style:family="presentation" style:parent-style-name="Prázdný_20_-_20_logoup_5f_-outline8">
      <style:paragraph-properties fo:margin-top="0.1cm" fo:margin-bottom="0cm"/>
      <style:text-properties fo:font-size="20pt" style:font-size-asian="20pt" style:font-size-complex="20pt"/>
    </style:style>
    <style:style style:name="Prázdný_20_-_20_logoup_5f_-subtitle" style:display-name="Prázdný - logoup_-subtitle" style:family="presentation">
      <style:graphic-properties draw:stroke="none" draw:fill="none" draw:textarea-vertical-align="middle">
        <text:list-style style:name="Prázdný_20_-_20_logoup_5f_-subtitle" style:display-name="Prázdný - logoup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ázdný_20_-_20_logoup_5f_-title" style:display-name="Prázdný - logoup_-title" style:family="presentation">
      <style:graphic-properties draw:stroke="none" draw:fill="none" draw:textarea-vertical-align="middle">
        <text:list-style style:name="Prázdný_20_-_20_logoup_5f_-title" style:display-name="Prázdný - logoup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303030" style:text-outline="false" style:text-line-through-style="none" style:text-line-through-type="none" style:text-position="0% 100%" style:font-name="Futura T OT Light1" fo:font-family="'Futura T OT Light'" fo:font-size="18pt" fo:letter-spacing="normal" fo:language="cs" fo:country="CZ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18pt" style:language-asian="cs" style:country-asian="CZ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cs" style:country-complex="CZ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bez_20_výplně_20_a_20_obrysu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kt_20_bez_20_výplně_20_a_20_obrysu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069cm)" draw:image-opacity="100%" style:mirror="none"/>
    </style:style>
    <style:style style:name="Mpr1" style:family="presentation" style:parent-style-name="Úvodní_20_snímek_20_1-title">
      <style:graphic-properties draw:stroke="none" svg:stroke-width="0cm" draw:fill="none" draw:textarea-vertical-align="top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Mpr2" style:family="presentation" style:parent-style-name="Úvodní_20_snímek_20_1-backgroundobjects">
      <style:graphic-properties draw:stroke="none" draw:fill="none" draw:fill-color="#ffffff" draw:auto-grow-height="false" fo:min-height="1.485cm"/>
    </style:style>
    <style:style style:name="Mpr3" style:family="presentation" style:parent-style-name="Úvodní_20_snímek_20_1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Nadpis_20_a_20_obsah_20_-_20_logoup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5" style:family="presentation" style:parent-style-name="Nadpis_20_a_20_obsah_20_-_20_logoup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" style:family="presentation" style:parent-style-name="Nadpis_20_a_20_obsah_20_-_20_logoup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Nadpis_20_a_20_obsah_20_-_20_logoup-backgroundobjects">
      <style:graphic-properties draw:stroke="none" draw:fill="none" draw:fill-color="#ffffff" draw:auto-grow-height="false" fo:min-height="1.485cm"/>
    </style:style>
    <style:style style:name="Mpr8" style:family="presentation" style:parent-style-name="Nadpis_20_a_20_obsah_20_-_20_logoup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Prázdný_20_-_20_logoup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0" style:family="presentation" style:parent-style-name="Prázdný_20_-_20_logoup-backgroundobjects">
      <style:graphic-properties draw:stroke="none" draw:fill="none" draw:fill-color="#ffffff" draw:auto-grow-height="false" fo:min-height="1.485cm"/>
    </style:style>
    <style:style style:name="Mpr11" style:family="presentation" style:parent-style-name="Prázdný_20_-_20_logoup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Výchozí-backgroundobjects">
      <style:graphic-properties draw:stroke="none" draw:fill="none" draw:fill-color="#ffffff" draw:auto-grow-height="false" fo:min-height="1.086cm"/>
    </style:style>
    <style:style style:name="Mpr13" style:family="presentation" style:parent-style-name="Výchozí-backgroundobjects">
      <style:graphic-properties draw:stroke="none" draw:fill="none" draw:fill-color="#ffffff" draw:auto-grow-height="false" fo:min-height="1.485cm"/>
    </style:style>
    <style:style style:name="Mpr14" style:family="presentation" style:parent-style-name="Výchozí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Prázdný_20_-_20_logoup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6" style:family="presentation" style:parent-style-name="Prázdný_20_-_20_logoup_5f_-backgroundobjects">
      <style:graphic-properties draw:stroke="none" draw:fill="none" draw:fill-color="#ffffff" draw:auto-grow-height="false" fo:min-height="1.485cm"/>
    </style:style>
    <style:style style:name="Mpr17" style:family="presentation" style:parent-style-name="Prázdný_20_-_20_logoup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7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9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3" style:family="paragraph">
      <style:paragraph-properties fo:text-align="center"/>
      <style:text-properties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text-transform="uppercase" fo:color="#303030" style:text-line-through-style="none" style:text-line-through-type="none" style:text-position="0% 100%" style:font-name="Futura T OT Light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MT3" style:family="text">
      <style:text-properties fo:text-transform="uppercase" fo:color="#303030" style:text-line-through-style="none" style:text-line-through-type="none" style:text-position="0% 100%" style:font-name="Futura T OT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303030" style:text-line-through-style="none" style:text-line-through-type="none" style:text-position="0% 100%" style:font-name="Futura T OT Light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MT5" style:family="text">
      <style:text-properties fo:font-variant="normal" fo:text-transform="none" fo:color="#303030" style:text-line-through-style="none" style:text-line-through-type="none" style:text-position="0% 100%" style:font-name="Futura T OT Light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303030" style:text-line-through-style="none" style:text-line-through-type="none" style:text-position="0% 100%" style:font-name="Futura T OT Light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číslo&gt;</text:page-number></text:span></text:p>
        </draw:text-box>
      </draw:frame>
    </style:handout-master>
    <style:master-page style:name="Úvodní_20_snímek_20_1" style:display-name="Úvodní snímek 1" style:page-layout-name="PM1" draw:style-name="Mdp1">
      <office:forms form:automatic-focus="false" form:apply-design-mode="false"/>
      <draw:frame draw:name="Picture 2" draw:style-name="Mgr3" draw:text-style-name="MP5" draw:layer="backgroundobjects" svg:width="24.1cm" svg:height="0.174cm" svg:x="1.299cm" svg:y="3.35cm">
        <draw:image xlink:href="Pictures/10000000000007030000000D02EEE467E213D646.png" xlink:type="simple" xlink:show="embed" xlink:actuate="onLoad">
          <text:p/>
        </draw:image>
      </draw:frame>
      <draw:frame draw:name="Picture 2" draw:style-name="Mgr3" draw:text-style-name="MP5" draw:layer="backgroundobjects" svg:width="4.054cm" svg:height="1.799cm" svg:x="21.345cm" svg:y="1.124cm">
        <draw:image xlink:href="Pictures/10000000000002DC00000145B5D4014CF9BA0D04.png" xlink:type="simple" xlink:show="embed" xlink:actuate="onLoad">
          <text:p/>
        </draw:image>
      </draw:frame>
      <draw:frame draw:name="Picture 7" draw:style-name="Mgr3" draw:text-style-name="MP5" draw:layer="backgroundobjects" svg:width="25.399cm" svg:height="19.045cm" svg:x="0cm" svg:y="0.004cm">
        <draw:image xlink:href="Pictures/1000000000000898000006722EA9BA5A047F78AB.jpg" xlink:type="simple" xlink:show="embed" xlink:actuate="onLoad">
          <text:p/>
        </draw:image>
      </draw:frame>
      <draw:frame draw:name="Nadpis 1" presentation:style-name="Mpr1" draw:text-style-name="MP7" draw:layer="backgroundobjects" svg:width="11.994cm" svg:height="4.082cm" svg:x="11.5cm" svg:y="6.242cm" presentation:class="title" presentation:user-transformed="true">
        <draw:text-box>
          <text:p text:style-name="MP6"><text:span text:style-name="MT2">Kliknutím vložíte nadpis.</text:span></text:p>
        </draw:text-box>
      </draw:frame>
      <draw:frame draw:name="Picture 2" draw:style-name="Mgr3" draw:text-style-name="MP5" draw:layer="backgroundobjects" svg:width="5.405cm" svg:height="2.399cm" svg:x="19.994cm" svg:y="0.724cm">
        <draw:image xlink:href="Pictures/10000000000002DC00000145B5D4014CF9BA0D04.png" xlink:type="simple" xlink:show="embed" xlink:actuate="onLoad">
          <text:p/>
        </draw:image>
      </draw:frame>
      <draw:frame draw:name="Picture 8" draw:style-name="Mgr4" draw:text-style-name="MP5" draw:layer="backgroundobjects" svg:width="9.512cm" svg:height="11.124cm" svg:x="0cm" svg:y="7.925cm">
        <draw:image xlink:href="Pictures/100002010000022A00000201AD3CAD0462093D78.png" xlink:type="simple" xlink:show="embed" xlink:actuate="onLoad">
          <text:p/>
        </draw:image>
      </draw:frame>
      <draw:frame draw:name="Picture 2" draw:style-name="Mgr3" draw:text-style-name="MP5" draw:layer="backgroundobjects" svg:width="2.299cm" svg:height="2.299cm" svg:x="19.701cm" svg:y="16.326cm">
        <draw:image xlink:href="Pictures/10000201000000C7000000C746F6A4B6FBFA8006.png" xlink:type="simple" xlink:show="embed" xlink:actuate="onLoad">
          <text:p/>
        </draw:image>
      </draw:frame>
      <draw:frame draw:name="Picture 3" draw:style-name="Mgr3" draw:text-style-name="MP5" draw:layer="backgroundobjects" svg:width="2.299cm" svg:height="2.299cm" svg:x="22.101cm" svg:y="16.326cm">
        <draw:image xlink:href="Pictures/10000201000000C7000000C7970FB15C81667CAA.png" xlink:type="simple" xlink:show="embed" xlink:actuate="onLoad">
          <text:p/>
        </draw:image>
      </draw:frame>
      <draw:frame presentation:style-name="Úvodní_20_snímek_20_1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Úvodní_20_snímek_20_1-title" draw:layer="backgroundobjects" svg:width="19.798cm" svg:height="11.136cm" svg:x="0.6cm" svg:y="2.257cm" presentation:class="page"/>
        <draw:frame presentation:style-name="Úvodní_20_snímek_20_1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  <style:master-page style:name="Nadpis_20_a_20_obsah_20_-_20_logoup" style:display-name="Nadpis a obsah - logoup" style:page-layout-name="PM1" draw:style-name="Mdp1">
      <office:forms form:automatic-focus="false" form:apply-design-mode="false"/>
      <draw:frame draw:name="Picture 2" draw:style-name="Mgr3" draw:text-style-name="MP5" draw:layer="backgroundobjects" svg:width="24.1cm" svg:height="0.174cm" svg:x="1.299cm" svg:y="3.35cm">
        <draw:image xlink:href="Pictures/10000000000007030000000D02EEE467E213D646.png" xlink:type="simple" xlink:show="embed" xlink:actuate="onLoad">
          <text:p/>
        </draw:image>
      </draw:frame>
      <draw:frame draw:name="Picture 2" draw:style-name="Mgr3" draw:text-style-name="MP5" draw:layer="backgroundobjects" svg:width="4.054cm" svg:height="1.799cm" svg:x="21.345cm" svg:y="1.124cm">
        <draw:image xlink:href="Pictures/10000000000002DC00000145B5D4014CF9BA0D04.png" xlink:type="simple" xlink:show="embed" xlink:actuate="onLoad">
          <text:p/>
        </draw:image>
      </draw:frame>
      <draw:frame draw:name="Nadpis 1" presentation:style-name="Mpr4" draw:text-style-name="MP8" draw:layer="backgroundobjects" svg:width="19.43cm" svg:height="1.599cm" svg:x="1.27cm" svg:y="1.124cm" presentation:class="title" presentation:user-transformed="true">
        <draw:text-box>
          <text:p text:style-name="MP6"><text:span text:style-name="MT3">Kliknutím vložíte nadpis.</text:span></text:p>
        </draw:text-box>
      </draw:frame>
      <draw:frame draw:name="Zástupný symbol pro obsah 2" presentation:style-name="Mpr5" draw:text-style-name="MP10" draw:layer="backgroundobjects" svg:width="19.43cm" svg:height="14.801cm" svg:x="1.27cm" svg:y="3.724cm" presentation:class="outline" presentation:user-transformed="true">
        <draw:text-box>
          <text:list text:style-name="ML3">
            <text:list-item>
              <text:p text:style-name="MP9"><text:span text:style-name="MT4">Kliknutím vložíte text.</text:span></text:p>
              <text:list>
                <text:list-item>
                  <text:p text:style-name="MP9"><text:span text:style-name="MT5">Druhá úroveň</text:span></text:p>
                  <text:list>
                    <text:list-item>
                      <text:p text:style-name="MP9"><text:span text:style-name="MT5">Třetí úroveň</text:span></text:p>
                      <text:list>
                        <text:list-item>
                          <text:p text:style-name="MP9"><text:span text:style-name="MT5">Čtvrtá úroveň</text:span></text:p>
                          <text:list>
                            <text:list-item>
                              <text:p text:style-name="MP9"><text:span text:style-name="MT5">Pátá úroveň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Zástupný symbol pro číslo snímku 5" presentation:style-name="Mpr6" draw:text-style-name="MP12" draw:layer="backgroundobjects" svg:width="1.228cm" svg:height="1.013cm" svg:x="22.758cm" svg:y="17.112cm" presentation:class="page-number" presentation:user-transformed="true">
        <draw:text-box>
          <text:p text:style-name="MP11"><text:span text:style-name="MT6"><text:page-number>&lt;číslo&gt;</text:page-number></text:span></text:p>
        </draw:text-box>
      </draw:frame>
      <presentation:notes style:page-layout-name="PM0">
        <draw:page-thumbnail presentation:style-name="Nadpis_20_a_20_obsah_20_-_20_logoup-title" draw:layer="backgroundobjects" svg:width="14.848cm" svg:height="11.136cm" svg:x="3.075cm" svg:y="2.257cm" presentation:class="page"/>
        <draw:frame presentation:style-name="Nadpis_20_a_20_obsah_20_-_20_logoup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  <style:master-page style:name="Prázdný_20_-_20_logoup" style:display-name="Prázdný - logoup" style:page-layout-name="PM1" draw:style-name="Mdp1">
      <office:forms form:automatic-focus="false" form:apply-design-mode="false"/>
      <draw:frame draw:name="Picture 2" draw:style-name="Mgr3" draw:text-style-name="MP5" draw:layer="backgroundobjects" svg:width="24.1cm" svg:height="0.174cm" svg:x="1.299cm" svg:y="3.35cm">
        <draw:image xlink:href="Pictures/10000000000007030000000D02EEE467E213D646.png" xlink:type="simple" xlink:show="embed" xlink:actuate="onLoad">
          <text:p/>
        </draw:image>
      </draw:frame>
      <draw:frame draw:name="Picture 2" draw:style-name="Mgr3" draw:text-style-name="MP5" draw:layer="backgroundobjects" svg:width="4.054cm" svg:height="1.799cm" svg:x="21.345cm" svg:y="1.124cm">
        <draw:image xlink:href="Pictures/10000000000002DC00000145B5D4014CF9BA0D04.png" xlink:type="simple" xlink:show="embed" xlink:actuate="onLoad">
          <text:p/>
        </draw:image>
      </draw:frame>
      <draw:frame draw:name="Zástupný symbol pro číslo snímku 3" presentation:style-name="Mpr9" draw:text-style-name="MP12" draw:layer="backgroundobjects" svg:width="1.228cm" svg:height="1.013cm" svg:x="22.758cm" svg:y="17.112cm" presentation:class="page-number" presentation:user-transformed="true">
        <draw:text-box>
          <text:p text:style-name="MP11"><text:span text:style-name="MT6"><text:page-number>&lt;číslo&gt;</text:page-number></text:span></text:p>
        </draw:text-box>
      </draw:frame>
      <draw:frame presentation:style-name="Prázdný_20_-_20_logoup-title" draw:layer="backgroundobjects" svg:width="22.859cm" svg:height="3.18cm" svg:x="1.27cm" svg:y="0.76cm" presentation:class="title" presentation:placeholder="true">
        <draw:text-box/>
      </draw:frame>
      <draw:frame presentation:style-name="Prázdný_20_-_20_logoup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Prázdný_20_-_20_logoup-title" draw:layer="backgroundobjects" svg:width="14.848cm" svg:height="11.136cm" svg:x="3.075cm" svg:y="2.257cm" presentation:class="page"/>
        <draw:frame presentation:style-name="Prázdný_20_-_20_logoup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  <style:master-page style:name="Výchozí" style:page-layout-name="PM1" draw:style-name="Mdp2">
      <office:forms form:automatic-focus="false" form:apply-design-mode="false"/>
      <draw:frame presentation:style-name="Výchozí-title" draw:layer="backgroundobjects" svg:width="22.859cm" svg:height="3.179cm" svg:x="1.27cm" svg:y="0.76cm" presentation:class="title" presentation:placeholder="true">
        <draw:text-box/>
      </draw:frame>
      <draw:frame presentation:style-name="Výchozí-outline1" draw:layer="backgroundobjects" svg:width="22.859cm" svg:height="11.048cm" svg:x="1.27cm" svg:y="4.457cm" presentation:class="outline" presentation:placeholder="true">
        <draw:text-box/>
      </draw:frame>
      <draw:frame presentation:style-name="Mpr12" draw:text-style-name="MP2" draw:layer="backgroundobjects" svg:width="5.917cm" svg:height="1.312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14" draw:layer="backgroundobjects" svg:width="8.051cm" svg:height="1.312cm" svg:x="8.686cm" svg:y="17.354cm" presentation:class="footer">
        <draw:text-box>
          <text:p text:style-name="MP13"><text:span text:style-name="MT1"><presentation:footer/></text:span></text:p>
        </draw:text-box>
      </draw:frame>
      <draw:frame presentation:style-name="Mpr12" draw:text-style-name="MP4" draw:layer="backgroundobjects" svg:width="5.917cm" svg:height="1.312cm" svg:x="18.211cm" svg:y="17.354cm" presentation:class="page-number">
        <draw:text-box>
          <text:p text:style-name="MP3"><text:span text:style-name="MT1"><text:page-number>&lt;čísl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Výchozí-title" draw:layer="backgroundobjects" svg:width="19.798cm" svg:height="11.136cm" svg:x="0.6cm" svg:y="2.257cm" presentation:class="page"/>
        <draw:frame presentation:style-name="Výchozí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  <style:master-page style:name="Prázdný_20_-_20_logoup_5f_" style:display-name="Prázdný - logoup_" style:page-layout-name="PM1" draw:style-name="Mdp1">
      <office:forms form:automatic-focus="false" form:apply-design-mode="false"/>
      <draw:frame draw:name="Picture 2" draw:style-name="Mgr3" draw:text-style-name="MP5" draw:layer="backgroundobjects" svg:width="24.1cm" svg:height="0.174cm" svg:x="1.299cm" svg:y="3.35cm">
        <draw:image xlink:href="Pictures/10000000000007030000000D02EEE467E213D646.png" xlink:type="simple" xlink:show="embed" xlink:actuate="onLoad">
          <text:p/>
        </draw:image>
      </draw:frame>
      <draw:frame draw:name="Picture 2" draw:style-name="Mgr3" draw:text-style-name="MP5" draw:layer="backgroundobjects" svg:width="4.054cm" svg:height="1.799cm" svg:x="21.345cm" svg:y="1.124cm">
        <draw:image xlink:href="Pictures/10000000000002DC00000145B5D4014CF9BA0D04.png" xlink:type="simple" xlink:show="embed" xlink:actuate="onLoad">
          <text:p/>
        </draw:image>
      </draw:frame>
      <draw:frame draw:name="Zástupný symbol pro číslo snímku 3" presentation:style-name="Mpr15" draw:text-style-name="MP12" draw:layer="backgroundobjects" svg:width="1.228cm" svg:height="1.013cm" svg:x="22.758cm" svg:y="17.112cm" presentation:class="page-number" presentation:user-transformed="true">
        <draw:text-box>
          <text:p text:style-name="MP11"><text:span text:style-name="MT6"><text:page-number>&lt;číslo&gt;</text:page-number></text:span></text:p>
        </draw:text-box>
      </draw:frame>
      <presentation:notes style:page-layout-name="PM0">
        <draw:page-thumbnail presentation:style-name="Prázdný_20_-_20_logoup_5f_-title" draw:layer="backgroundobjects" svg:width="14.848cm" svg:height="11.136cm" svg:x="3.075cm" svg:y="2.257cm" presentation:class="page"/>
        <draw:frame presentation:style-name="Prázdný_20_-_20_logoup_5f_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nímek 1</dc:title>
    <meta:initial-creator>Lukáš Kotek</meta:initial-creator>
    <meta:editing-cycles>18</meta:editing-cycles>
    <meta:creation-date>2018-06-27T21:23:42.199415024</meta:creation-date>
    <meta:editing-duration>PT1H16M</meta:editing-duration>
    <meta:generator>LibreOffice/6.0.3.2$Linux_X86_64 LibreOffice_project/00$Build-2</meta:generator>
    <dc:date>2018-06-27T22:50:38.110272463</dc:date>
    <dc:creator>Lukáš Kotek</dc:creator>
    <meta:document-statistic meta:object-count="130"/>
    <meta:user-defined meta:name="AppVersion">14.0000</meta:user-defined>
    <meta:user-defined meta:name="Company">HP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1</meta:user-defined>
  </office:meta>
</office:document-meta>
</file>